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pitch="variable" style:font-charset="x-symbol"/>
    <style:font-face style:name="OpenSymbol2" svg:font-family="OpenSymbol" style:font-adornments="Oblique" style:font-pitch="variable" style:font-charset="x-symbol"/>
    <style:font-face style:name="OpenSymbol1" svg:font-family="OpenSymbol, 'Arial Unicode MS'" style:font-pitch="variable" style:font-charset="x-symbol"/>
    <style:font-face style:name="Tahoma" svg:font-family="Tahoma"/>
    <style:font-face style:name="Utopia-Bold" svg:font-family="Utopia-Bold"/>
    <style:font-face style:name="Utopia-Regular" svg:font-family="Utopia-Regular"/>
    <style:font-face style:name="F" svg:font-family="" style:font-family-generic="roman"/>
    <style:font-face style:name="Times New Roman3" svg:font-family="'Times New Roman'" style:font-family-generic="roman"/>
    <style:font-face style:name="Utopia-Bold1" svg:font-family="Utopia-Bold" style:font-family-generic="roman"/>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Courier New'" style:font-family-generic="modern" style:font-pitch="fixed"/>
    <style:font-face style:name="NSimSun" svg:font-family="NSimSun" style:font-family-generic="modern" style:font-pitch="fixed"/>
    <style:font-face style:name="Bitstream Vera Sans" svg:font-family="'Bitstream Vera San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Britannic Bold" svg:font-family="'Britannic Bold'" style:font-family-generic="swiss" style:font-pitch="variable"/>
    <style:font-face style:name="Britannic Bold1" svg:font-family="'Britannic Bold'" style:font-adornments="Gra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au2" style:family="table">
      <style:table-properties style:width="9.149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2.339cm"/>
    </style:style>
    <style:style style:name="Tableau2.B" style:family="table-column">
      <style:table-column-properties style:column-width="0.407cm"/>
    </style:style>
    <style:style style:name="Tableau2.C" style:family="table-column">
      <style:table-column-properties style:column-width="2.999cm"/>
    </style:style>
    <style:style style:name="Tableau2.E" style:family="table-column">
      <style:table-column-properties style:column-width="2.997cm"/>
    </style:style>
    <style:style style:name="Tableau2.A1" style:family="table-cell">
      <style:table-cell-properties fo:background-color="transparent" fo:padding-left="0.101cm" fo:padding-right="0.101cm" fo:padding-top="0.049cm" fo:padding-bottom="0.049cm" fo:border-left="none" fo:border-right="none" fo:border-top="none" fo:border-bottom="0.5pt solid #000000">
        <style:background-image/>
      </style:table-cell-properties>
    </style:style>
    <style:style style:name="Tableau2.B1" style:family="table-cell">
      <style:table-cell-properties fo:background-color="transparent" fo:padding-left="0.101cm" fo:padding-right="0.101cm" fo:padding-top="0.049cm" fo:padding-bottom="0.049cm" fo:border="none">
        <style:background-image/>
      </style:table-cell-properties>
    </style:style>
    <style:style style:name="Tableau2.2" style:family="table-row">
      <style:table-row-properties fo:background-color="transparent" fo:keep-together="auto">
        <style:background-image/>
      </style:table-row-properties>
    </style:style>
    <style:style style:name="Tableau2.A2" style:family="table-cell">
      <style:table-cell-properties style:vertical-align="middle" fo:padding="0.097cm" fo:border="0.6pt solid #1ca2b8"/>
    </style:style>
    <style:style style:name="Tableau2.B2" style:family="table-cell">
      <style:table-cell-properties style:vertical-align="middle" fo:padding="0.097cm" fo:border-left="0.5pt solid #000000" fo:border-right="none" fo:border-top="none" fo:border-bottom="none"/>
    </style:style>
    <style:style style:name="Tableau2.C2" style:family="table-cell">
      <style:table-cell-properties style:vertical-align="middle" fo:background-color="transparent" fo:padding="0.097cm" fo:border="0.6pt solid #1ca2b8" style:writing-mode="lr-tb">
        <style:background-image/>
      </style:table-cell-properties>
    </style:style>
    <style:style style:name="Tableau16" style:family="table">
      <style:table-properties style:width="9.149cm" table:align="left"/>
    </style:style>
    <style:style style:name="Tableau16.A" style:family="table-column">
      <style:table-column-properties style:column-width="0.506cm"/>
    </style:style>
    <style:style style:name="Tableau16.B" style:family="table-column">
      <style:table-column-properties style:column-width="7.93cm"/>
    </style:style>
    <style:style style:name="Tableau16.C" style:family="table-column">
      <style:table-column-properties style:column-width="0.713cm"/>
    </style:style>
    <style:style style:name="Tableau16.A1" style:family="table-cell">
      <style:table-cell-properties style:vertical-align="middle" fo:padding-left="0cm" fo:padding-right="0cm" fo:padding-top="0.101cm" fo:padding-bottom="0.101cm" fo:border="none"/>
    </style:style>
    <style:style style:name="Tableau16.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C1" style:family="table-cell">
      <style:table-cell-properties fo:padding="0.097cm" fo:border="0.5pt solid #000000"/>
    </style:style>
    <style:style style:name="Tableau16.B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16.C2" style:family="table-cell">
      <style:table-cell-properties fo:padding="0.097cm" fo:border-left="0.5pt solid #000000" fo:border-right="0.5pt solid #000000" fo:border-top="none" fo:border-bottom="0.5pt solid #000000"/>
    </style:style>
    <style:style style:name="Tableau16.B3" style:family="table-cell">
      <style:table-cell-properties style:vertical-align="middle" fo:padding="0.097cm" fo:border-left="0.5pt solid #000000" fo:border-right="none" fo:border-top="none" fo:border-bottom="0.5pt solid #000000"/>
    </style:style>
    <style:style style:name="Tableau16.C3" style:family="table-cell">
      <style:table-cell-properties fo:padding="0.097cm" fo:border-left="0.5pt solid #000000" fo:border-right="0.5pt solid #000000" fo:border-top="none" fo:border-bottom="0.5pt solid #000000"/>
    </style:style>
    <style:style style:name="Tableau16.B4" style:family="table-cell">
      <style:table-cell-properties style:vertical-align="middle" fo:padding-left="0.101cm" fo:padding-right="0cm" fo:padding-top="0cm" fo:padding-bottom="0cm" fo:border-left="0.5pt solid #000000" fo:border-right="none" fo:border-top="none" fo:border-bottom="0.5pt solid #000000"/>
    </style:style>
    <style:style style:name="Tableau16.C4"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4"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5"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text-properties officeooo:rsid="00178920" officeooo:paragraph-rsid="00178920"/>
    </style:style>
    <style:style style:name="P18" style:family="paragraph" style:parent-style-name="Footer">
      <style:text-properties officeooo:rsid="00261363" officeooo:paragraph-rsid="005a494f"/>
    </style:style>
    <style:style style:name="P19"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_5f_En-tête">
      <style:text-properties officeooo:rsid="002f4ab2" officeooo:paragraph-rsid="002f4ab2"/>
    </style:style>
    <style:style style:name="P24" style:family="paragraph" style:parent-style-name="Folio">
      <style:paragraph-properties fo:text-align="center" style:justify-single-word="false"/>
      <style:text-properties fo:font-size="8pt" officeooo:paragraph-rsid="001ce334" style:font-size-asian="8pt" style:font-size-complex="8pt"/>
    </style:style>
    <style:style style:name="P25" style:family="paragraph" style:parent-style-name="Table_20_Contents">
      <style:paragraph-properties fo:margin-top="0cm" fo:margin-bottom="0cm" loext:contextual-spacing="false" fo:text-align="center" style:justify-single-word="false"/>
      <style:text-properties style:font-name="Bitstream Vera Sans3" fo:font-size="9pt" officeooo:paragraph-rsid="0044248d" style:font-size-asian="9pt" style:font-size-complex="9pt"/>
    </style:style>
    <style:style style:name="P26" style:family="paragraph" style:parent-style-name="Standard" style:master-page-name="">
      <style:paragraph-properties fo:margin-top="0cm" fo:margin-bottom="0cm" loext:contextual-spacing="false" style:page-number="auto" fo:break-before="auto" fo:break-after="auto"/>
      <style:text-properties style:font-name="Bitstream Vera Sans1" fo:font-size="10pt" officeooo:paragraph-rsid="00290c92" style:font-size-asian="10pt" style:font-size-complex="10pt"/>
    </style:style>
    <style:style style:name="P27" style:family="paragraph" style:parent-style-name="FILET_5f_POINTILLES">
      <style:paragraph-properties fo:margin-top="0cm" fo:margin-bottom="0cm" loext:contextual-spacing="false"/>
      <style:text-properties officeooo:paragraph-rsid="0046dd4d"/>
    </style:style>
    <style:style style:name="P28" style:family="paragraph" style:parent-style-name="_5f_Paragraphe_20_livret_20_">
      <style:paragraph-properties fo:text-align="center" style:justify-single-word="false"/>
      <style:text-properties style:font-name="Bitstream Vera Sans3" fo:font-size="10pt" officeooo:paragraph-rsid="0044248d"/>
    </style:style>
    <style:style style:name="P29" style:family="paragraph" style:parent-style-name="_5f_Paragraphe_20_livret_20_">
      <style:text-properties fo:font-size="10pt" fo:font-weight="bold" officeooo:paragraph-rsid="002f4ab2" style:font-size-asian="10pt" style:font-weight-asian="bold" style:font-size-complex="10pt" style:font-weight-complex="bold"/>
    </style:style>
    <style:style style:name="P30" style:family="paragraph" style:parent-style-name="_5f_Paragraphe_20_livret_20_">
      <style:paragraph-properties fo:text-align="justify" style:justify-single-word="false"/>
      <style:text-properties fo:font-size="10pt" fo:letter-spacing="-0.011cm" fo:font-weight="normal" officeooo:paragraph-rsid="002f4ab2" style:font-size-asian="10pt" style:font-weight-asian="normal" style:font-size-complex="10pt" style:font-weight-complex="normal"/>
    </style:style>
    <style:style style:name="P31" style:family="paragraph" style:parent-style-name="_5f_Paragraphe_20_livret_20_">
      <style:text-properties officeooo:paragraph-rsid="00455944"/>
    </style:style>
    <style:style style:name="P32" style:family="paragraph" style:parent-style-name="_5f_Paragraphe_20_livret_20_">
      <style:paragraph-properties fo:margin-top="0.101cm" fo:margin-bottom="0cm" loext:contextual-spacing="false" fo:text-align="center" style:justify-single-word="false"/>
      <style:text-properties style:font-name="Bitstream Vera Sans3" fo:font-size="10pt" officeooo:paragraph-rsid="0044248d"/>
    </style:style>
    <style:style style:name="P33" style:family="paragraph" style:parent-style-name="Table_20_Contents">
      <style:paragraph-properties fo:text-align="justify" style:justify-single-word="false"/>
      <style:text-properties style:font-name="Bitstream Vera Sans5" fo:font-size="10pt" officeooo:paragraph-rsid="00232c91"/>
    </style:style>
    <style:style style:name="P34" style:family="paragraph" style:parent-style-name="Table_20_Contents">
      <style:paragraph-properties fo:text-align="center" style:justify-single-word="false"/>
      <style:text-properties style:font-name="Bitstream Vera Sans3" fo:font-size="10pt" officeooo:paragraph-rsid="0044248d"/>
    </style:style>
    <style:style style:name="P35" style:family="paragraph" style:parent-style-name="_5f_Paragraphe_20_livret_20_">
      <style:paragraph-properties fo:margin-top="0cm" fo:margin-bottom="0.101cm" loext:contextual-spacing="false"/>
      <style:text-properties fo:color="#000000" style:font-name="Bitstream Vera Sans" fo:font-size="10pt" fo:font-style="normal" fo:font-weight="bold" officeooo:paragraph-rsid="002f4ab2" style:font-name-asian="Times New Roman" style:font-size-asian="10pt" style:font-style-asian="normal" style:font-weight-asian="bold" style:font-name-complex="Times New Roman" style:font-size-complex="10pt" style:font-style-complex="normal" style:font-weight-complex="bold"/>
    </style:style>
    <style:style style:name="P36" style:family="paragraph" style:parent-style-name="_5f_Paragraphe_20_livret_20_">
      <style:paragraph-properties fo:margin-top="0.3cm" fo:margin-bottom="0cm" loext:contextual-spacing="false"/>
      <style:text-properties officeooo:paragraph-rsid="0044248d"/>
    </style:style>
    <style:style style:name="P37" style:family="paragraph" style:parent-style-name="FILET_5f_POINTILLES">
      <style:text-properties officeooo:paragraph-rsid="0046dd4d"/>
    </style:style>
    <style:style style:name="P38" style:family="paragraph" style:parent-style-name="FILET_5f_POINTILLES">
      <style:text-properties style:font-name="Bitstream Vera Sans5" fo:font-size="10pt" officeooo:paragraph-rsid="0046dd4d"/>
    </style:style>
    <style:style style:name="P39" style:family="paragraph" style:parent-style-name="FILET_5f_POINTILLES">
      <style:paragraph-properties fo:text-align="justify" style:justify-single-word="false"/>
      <style:text-properties officeooo:paragraph-rsid="0046dd4d"/>
    </style:style>
    <style:style style:name="P40" style:family="paragraph" style:parent-style-name="Table_20_Contents">
      <style:paragraph-properties fo:margin-top="0.049cm" fo:margin-bottom="0cm" loext:contextual-spacing="false" fo:text-align="start" style:justify-single-word="false"/>
      <style:text-properties style:font-name="Bitstream Vera Sans5" fo:font-size="10pt" officeooo:paragraph-rsid="00232c91" style:font-size-asian="10pt" style:font-size-complex="10pt"/>
    </style:style>
    <style:style style:name="P41" style:family="paragraph" style:parent-style-name="Table_20_Contents">
      <style:paragraph-properties fo:margin-top="0.049cm" fo:margin-bottom="0cm" loext:contextual-spacing="false" fo:text-align="start" style:justify-single-word="false"/>
      <style:text-properties style:font-name="Bitstream Vera Sans5" fo:font-size="10pt" fo:letter-spacing="normal" officeooo:paragraph-rsid="00232c91" style:font-size-asian="10pt" style:font-size-complex="10pt"/>
    </style:style>
    <style:style style:name="P42" style:family="paragraph" style:parent-style-name="_5f_Paragraphe_20_livret_20_">
      <style:paragraph-properties fo:margin-top="0.3cm" fo:margin-bottom="0.101cm" loext:contextual-spacing="false"/>
    </style:style>
    <style:style style:name="P43" style:family="paragraph" style:parent-style-name="Exo_5f_Num" style:list-style-name="Num_5f_Exo"/>
    <style:style style:name="P44" style:family="paragraph" style:parent-style-name="Exo_5f_Num">
      <style:paragraph-properties fo:margin-top="0.61cm" fo:margin-bottom="0.101cm" loext:contextual-spacing="false"/>
    </style:style>
    <style:style style:name="P45" style:family="paragraph" style:parent-style-name="Exo_5f_Num" style:list-style-name="Num_5f_Exo">
      <style:paragraph-properties fo:margin-top="0.7cm" fo:margin-bottom="0cm" loext:contextual-spacing="false"/>
      <style:text-properties officeooo:paragraph-rsid="0044248d"/>
    </style:style>
    <style:style style:name="P46" style:family="paragraph" style:parent-style-name="Exo_5f_Num" style:list-style-name="Num_5f_Exo">
      <style:paragraph-properties fo:margin-top="0.7cm" fo:margin-bottom="0.3cm" loext:contextual-spacing="false"/>
      <style:text-properties fo:letter-spacing="-0.004cm" officeooo:paragraph-rsid="004c5058"/>
    </style:style>
    <style:style style:name="P47" style:family="paragraph" style:parent-style-name="Exo_5f_Num" style:list-style-name="Num_5f_Exo">
      <style:paragraph-properties fo:margin-top="0.7cm" fo:margin-bottom="0.101cm" loext:contextual-spacing="false"/>
      <style:text-properties officeooo:paragraph-rsid="00455944"/>
    </style:style>
    <style:style style:name="P48" style:family="paragraph" style:parent-style-name="Exo_5f_Num" style:list-style-name="Num_5f_Exo">
      <style:paragraph-properties fo:margin-top="0.771cm" fo:margin-bottom="0.101cm" loext:contextual-spacing="false"/>
      <style:text-properties officeooo:paragraph-rsid="00455944"/>
    </style:style>
    <style:style style:name="P49" style:family="paragraph" style:parent-style-name="FILET_5f_POINTILLES" style:list-style-name="Num_5f_Exo">
      <style:text-properties officeooo:paragraph-rsid="0046dd4d"/>
    </style:style>
    <style:style style:name="P50" style:family="paragraph" style:parent-style-name="FILET_5f_POINTILLES" style:list-style-name="Num_5f_Exo">
      <style:paragraph-properties fo:text-align="justify" style:justify-single-word="false"/>
      <style:text-properties officeooo:paragraph-rsid="0046dd4d"/>
    </style:style>
    <style:style style:name="P51" style:family="paragraph" style:parent-style-name="Standard" style:list-style-name="Num_5f_Exo">
      <style:paragraph-properties fo:text-align="justify" style:justify-single-word="false" style:text-autospace="none"/>
      <style:text-properties officeooo:paragraph-rsid="0044248d"/>
    </style:style>
    <style:style style:name="P52" style:family="paragraph" style:parent-style-name="Standard" style:list-style-name="Num_5f_Exo">
      <style:paragraph-properties fo:text-align="justify" style:justify-single-word="false" style:text-autospace="none"/>
      <style:text-properties style:font-name="Bitstream Vera Sans1" fo:font-size="10pt" officeooo:paragraph-rsid="0044248d" style:font-name-asian="Utopia-Regular" style:font-size-asian="10pt" style:font-name-complex="Utopia-Regular" style:font-size-complex="10pt"/>
    </style:style>
    <style:style style:name="P53" style:family="paragraph" style:parent-style-name="Standard" style:list-style-name="Num_5f_Exo">
      <style:paragraph-properties fo:margin-top="0.199cm" fo:margin-bottom="0cm" loext:contextual-spacing="false" fo:text-align="justify" style:justify-single-word="false" style:text-autospace="none"/>
      <style:text-properties officeooo:paragraph-rsid="005a494f"/>
    </style:style>
    <style:style style:name="P54" style:family="paragraph" style:parent-style-name="Standard" style:list-style-name="Num_5f_Exo">
      <style:paragraph-properties fo:margin-top="0.199cm" fo:margin-bottom="0cm" loext:contextual-spacing="false" fo:text-align="justify" style:justify-single-word="false" style:text-autospace="none"/>
      <style:text-properties style:font-name="Bitstream Vera Sans1" fo:font-size="10pt" fo:letter-spacing="-0.011cm" officeooo:paragraph-rsid="0044248d" style:font-name-asian="Utopia-Bold" style:font-size-asian="10pt" style:font-name-complex="Utopia-Bold" style:font-size-complex="10pt"/>
    </style:style>
    <style:style style:name="P55" style:family="paragraph" style:parent-style-name="Standard" style:list-style-name="Num_5f_Exo">
      <style:paragraph-properties fo:margin-top="0.3cm" fo:margin-bottom="0cm" loext:contextual-spacing="false" fo:text-align="justify" style:justify-single-word="false" style:text-autospace="none"/>
      <style:text-properties officeooo:paragraph-rsid="005a494f"/>
    </style:style>
    <style:style style:name="P56" style:family="paragraph" style:parent-style-name="Standard" style:list-style-name="Num_5f_Exo">
      <style:paragraph-properties fo:margin-top="0.3cm" fo:margin-bottom="0cm" loext:contextual-spacing="false" fo:text-align="justify" style:justify-single-word="false" style:text-autospace="none"/>
      <style:text-properties officeooo:paragraph-rsid="005bba71"/>
    </style:style>
    <style:style style:name="P57" style:family="paragraph" style:parent-style-name="Table_20_Contents" style:list-style-name="liste_5f_abc">
      <style:paragraph-properties fo:text-align="justify" style:justify-single-word="false"/>
      <style:text-properties officeooo:paragraph-rsid="00232c91"/>
    </style:style>
    <style:style style:name="P58" style:family="paragraph" style:parent-style-name="Table_20_Contents" style:list-style-name="liste_5f_abc">
      <style:paragraph-properties fo:margin-top="0cm" fo:margin-bottom="0cm" loext:contextual-spacing="false"/>
      <style:text-properties style:font-name="Bitstream Vera Sans5" fo:font-size="10pt" officeooo:paragraph-rsid="004c5058"/>
    </style:style>
    <style:style style:name="P59" style:family="paragraph" style:parent-style-name="Table_20_Contents" style:list-style-name="liste_5f_abc">
      <style:paragraph-properties fo:margin-top="0.4cm" fo:margin-bottom="0cm" loext:contextual-spacing="false"/>
      <style:text-properties style:font-name="Bitstream Vera Sans5" fo:font-size="10pt" officeooo:paragraph-rsid="004c5058"/>
    </style:style>
    <style:style style:name="P6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61" style:family="paragraph" style:parent-style-name="_5f_Paragraphe_20_livret_20_" style:list-style-name="liste_5f_abc">
      <style:paragraph-properties fo:margin-top="0cm" fo:margin-bottom="0cm" loext:contextual-spacing="false">
        <style:tab-stops>
          <style:tab-stop style:position="9.2cm" style:type="right" style:leader-style="dotted" style:leader-text="."/>
        </style:tab-stops>
      </style:paragraph-properties>
      <style:text-properties officeooo:paragraph-rsid="00471a92"/>
    </style:style>
    <style:style style:name="P62" style:family="paragraph" style:parent-style-name="_5f_Paragraphe_20_livret_20_" style:list-style-name="Num_5f_Exo">
      <style:paragraph-properties fo:margin-top="0cm" fo:margin-bottom="0cm" loext:contextual-spacing="false" fo:text-align="justify" style:justify-single-word="false"/>
      <style:text-properties officeooo:paragraph-rsid="0044248d"/>
    </style:style>
    <style:style style:name="P63" style:family="paragraph" style:parent-style-name="_5f_Paragraphe_20_livret_20_">
      <style:paragraph-properties fo:margin-top="0cm" fo:margin-bottom="0cm" loext:contextual-spacing="false"/>
      <style:text-properties officeooo:paragraph-rsid="00455944"/>
    </style:style>
    <style:style style:name="P64" style:family="paragraph" style:parent-style-name="_5f_Paragraphe_20_livret_20_" style:list-style-name="liste_5f_abc">
      <style:paragraph-properties fo:margin-top="0.3cm" fo:margin-bottom="0cm" loext:contextual-spacing="false">
        <style:tab-stops>
          <style:tab-stop style:position="9.2cm" style:type="right" style:leader-style="dotted" style:leader-text="."/>
        </style:tab-stops>
      </style:paragraph-properties>
      <style:text-properties officeooo:paragraph-rsid="00471a92"/>
    </style:style>
    <style:style style:name="P65" style:family="paragraph" style:parent-style-name="_5f_Paragraphe_20_livret_20_" style:list-style-name="liste_5f_abc">
      <style:paragraph-properties fo:margin-top="0.3cm" fo:margin-bottom="0cm" loext:contextual-spacing="false">
        <style:tab-stops>
          <style:tab-stop style:position="9.2cm" style:type="right" style:leader-style="dotted" style:leader-text="."/>
        </style:tab-stops>
      </style:paragraph-properties>
      <style:text-properties officeooo:rsid="0040fd32" officeooo:paragraph-rsid="00471a92"/>
    </style:style>
    <style:style style:name="P66" style:family="paragraph" style:parent-style-name="_5f_Paragraphe_20_livret_20_" style:list-style-name="liste_5f_abc">
      <style:paragraph-properties fo:margin-top="0.3cm" fo:margin-bottom="0cm" loext:contextual-spacing="false">
        <style:tab-stops>
          <style:tab-stop style:position="9.2cm" style:type="right" style:leader-style="dotted" style:leader-text="."/>
        </style:tab-stops>
      </style:paragraph-properties>
      <style:text-properties officeooo:rsid="0041e444" officeooo:paragraph-rsid="00471a92"/>
    </style:style>
    <style:style style:name="P67" style:family="paragraph" style:parent-style-name="_5f_Paragraphe_20_livret_20_" style:list-style-name="liste_5f_abc">
      <style:paragraph-properties fo:margin-top="0.3cm" fo:margin-bottom="0cm" loext:contextual-spacing="false" fo:text-align="justify" style:justify-single-word="false"/>
      <style:text-properties officeooo:paragraph-rsid="004c5058"/>
    </style:style>
    <style:style style:name="P68" style:family="paragraph" style:parent-style-name="_5f_Paragraphe_20_livret_20_" style:list-style-name="Num_5f_Exo">
      <style:paragraph-properties fo:margin-top="0.3cm" fo:margin-bottom="0cm" loext:contextual-spacing="false" fo:text-align="justify" style:justify-single-word="false"/>
      <style:text-properties officeooo:paragraph-rsid="0044248d"/>
    </style:style>
    <style:style style:name="P69" style:family="paragraph" style:parent-style-name="_5f_Paragraphe_20_livret_20_" style:list-style-name="Num_5f_Exo">
      <style:paragraph-properties fo:margin-top="0.3cm" fo:margin-bottom="0cm" loext:contextual-spacing="false"/>
      <style:text-properties officeooo:paragraph-rsid="005a494f"/>
    </style:style>
    <style:style style:name="P70" style:family="paragraph" style:parent-style-name="_5f_Paragraphe_20_livret_20_" style:list-style-name="liste_5f_abc">
      <style:paragraph-properties fo:margin-top="0.3cm" fo:margin-bottom="0cm" loext:contextual-spacing="false" fo:text-align="justify" style:justify-single-word="false"/>
      <style:text-properties style:font-name="Bitstream Vera Sans1" fo:font-size="10pt" officeooo:paragraph-rsid="00455944" style:font-size-asian="10pt" style:font-size-complex="10pt"/>
    </style:style>
    <style:style style:name="P71" style:family="paragraph" style:parent-style-name="_5f_Paragraphe_20_livret_20_" style:list-style-name="liste_5f_abc">
      <style:paragraph-properties fo:margin-top="0.3cm" fo:margin-bottom="0cm" loext:contextual-spacing="false" fo:text-align="justify" style:justify-single-word="false"/>
      <style:text-properties fo:letter-spacing="-0.018cm" officeooo:paragraph-rsid="00455944"/>
    </style:style>
    <style:style style:name="P72" style:family="paragraph" style:parent-style-name="_5f_Paragraphe_20_livret_20_" style:list-style-name="liste_5f_abc">
      <style:paragraph-properties fo:margin-top="0.3cm" fo:margin-bottom="0cm" loext:contextual-spacing="false" fo:text-align="justify" style:justify-single-word="false"/>
      <style:text-properties style:font-name="Bitstream Vera Sans5" fo:font-size="10pt" officeooo:paragraph-rsid="00455944" style:font-name-asian="Times New Roman3" style:font-size-asian="10pt" style:font-name-complex="Times New Roman3" style:font-size-complex="10pt"/>
    </style:style>
    <style:style style:name="P73" style:family="paragraph" style:parent-style-name="_5f_Paragraphe_20_livret_20_" style:list-style-name="_5f_Numérotation_20_des_20_exercices_20_livrets">
      <style:paragraph-properties fo:margin-top="0cm" fo:margin-bottom="0.101cm" loext:contextual-spacing="false"/>
      <style:text-properties officeooo:rsid="0041e444" officeooo:paragraph-rsid="0041e444"/>
    </style:style>
    <style:style style:name="P74" style:family="paragraph" style:parent-style-name="_5f_Paragraphe_20_livret_20_" style:list-style-name="Num_5f_Exo">
      <style:paragraph-properties fo:margin-top="0cm" fo:margin-bottom="0.101cm" loext:contextual-spacing="false" fo:text-align="justify" style:justify-single-word="false"/>
      <style:text-properties officeooo:paragraph-rsid="0044248d"/>
    </style:style>
    <style:style style:name="P75" style:family="paragraph" style:parent-style-name="_5f_Paragraphe_20_livret_20_" style:list-style-name="liste_5f_abc">
      <style:paragraph-properties fo:margin-top="0.199cm" fo:margin-bottom="0cm" loext:contextual-spacing="false"/>
      <style:text-properties officeooo:paragraph-rsid="004c5058"/>
    </style:style>
    <style:style style:name="P76" style:family="paragraph" style:parent-style-name="_5f_Paragraphe_20_livret_20_" style:list-style-name="liste_5f_abc">
      <style:paragraph-properties fo:margin-top="0.199cm" fo:margin-bottom="0cm" loext:contextual-spacing="false"/>
      <style:text-properties officeooo:paragraph-rsid="00232c91"/>
    </style:style>
    <style:style style:name="P77" style:family="paragraph" style:parent-style-name="_5f_Paragraphe_20_livret_20_" style:list-style-name="liste_5f_abc">
      <style:paragraph-properties fo:margin-top="0.199cm" fo:margin-bottom="0cm" loext:contextual-spacing="false" fo:text-align="justify" style:justify-single-word="false"/>
      <style:text-properties officeooo:paragraph-rsid="004c5058"/>
    </style:style>
    <style:style style:name="P78" style:family="paragraph" style:parent-style-name="_5f_Paragraphe_20_livret_20_" style:list-style-name="liste_5f_abc">
      <style:paragraph-properties fo:margin-top="0.199cm" fo:margin-bottom="0cm" loext:contextual-spacing="false"/>
      <style:text-properties style:font-name="Bitstream Vera Sans1" fo:font-size="10pt" officeooo:paragraph-rsid="00455944" style:font-size-asian="10pt" style:font-size-complex="10pt"/>
    </style:style>
    <style:style style:name="P79" style:family="paragraph" style:parent-style-name="_5f_Paragraphe_20_livret_20_" style:list-style-name="liste_5f_abc">
      <style:paragraph-properties fo:margin-top="0.4cm" fo:margin-bottom="0cm" loext:contextual-spacing="false"/>
      <style:text-properties officeooo:paragraph-rsid="004c5058"/>
    </style:style>
    <style:style style:name="P80" style:family="paragraph" style:parent-style-name="_5f_Paragraphe_20_livret_20_" style:list-style-name="liste_5f_abc">
      <style:paragraph-properties fo:margin-top="0.4cm" fo:margin-bottom="0cm" loext:contextual-spacing="false" fo:text-align="justify" style:justify-single-word="false">
        <style:tab-stops/>
      </style:paragraph-properties>
      <style:text-properties style:font-name="Bitstream Vera Sans5" fo:font-size="10pt" fo:letter-spacing="-0.007cm" officeooo:paragraph-rsid="00455944"/>
    </style:style>
    <style:style style:name="P81" style:family="paragraph" style:parent-style-name="_5f_Paragraphe_20_livret_20_" style:list-style-name="L1" style:master-page-name="">
      <loext:graphic-properties draw:fill="none"/>
      <style:paragraph-properties fo:margin-left="0cm" fo:margin-right="0cm" fo:margin-top="0.101cm" fo:margin-bottom="0.101cm" loext:contextual-spacing="false" fo:text-align="justify" style:justify-single-word="false" fo:text-indent="0cm" style:auto-text-indent="false" style:page-number="auto" fo:background-color="transparent" style:shadow="none">
        <style:tab-stops>
          <style:tab-stop style:position="0.402cm"/>
        </style:tab-stops>
      </style:paragraph-properties>
      <style:text-properties officeooo:paragraph-rsid="00455944"/>
    </style:style>
    <style:style style:name="P82" style:family="paragraph" style:parent-style-name="_5f_Paragraphe_20_livret_20_" style:list-style-name="L1">
      <loext:graphic-properties draw:fill="none"/>
      <style:paragraph-properties fo:margin-left="0cm" fo:margin-right="0cm" fo:margin-top="0.101cm" fo:margin-bottom="0.101cm" loext:contextual-spacing="false" fo:text-align="justify" style:justify-single-word="false" fo:text-indent="0cm" style:auto-text-indent="false" fo:background-color="transparent" style:shadow="none">
        <style:tab-stops>
          <style:tab-stop style:position="0.402cm"/>
        </style:tab-stops>
      </style:paragraph-properties>
      <style:text-properties officeooo:paragraph-rsid="00455944"/>
    </style:style>
    <style:style style:name="P83" style:family="paragraph" style:parent-style-name="_5f_Paragraphe_20_livret_20_" style:list-style-name="liste_5f_abc">
      <style:paragraph-properties fo:margin-top="0.101cm" fo:margin-bottom="0cm" loext:contextual-spacing="false" fo:text-align="justify" style:justify-single-word="false">
        <style:tab-stops/>
      </style:paragraph-properties>
      <style:text-properties style:font-name="Bitstream Vera Sans5" fo:font-size="10pt" officeooo:paragraph-rsid="00455944"/>
    </style:style>
    <style:style style:name="P84" style:family="paragraph" style:parent-style-name="_5f_Paragraphe_20_livret_20_réponse_20_élève" style:list-style-name="liste_5f_abc" style:master-page-name="">
      <style:paragraph-properties fo:margin-top="0.4cm" fo:margin-bottom="0cm" loext:contextual-spacing="false" fo:line-height="100%" style:page-number="auto"/>
      <style:text-properties officeooo:paragraph-rsid="00455944"/>
    </style:style>
    <style:style style:name="P85" style:family="paragraph" style:parent-style-name="_5f_Paragraphe_20_énoncé_20_après_20_numéro" style:list-style-name="Num_5f_Exo">
      <style:paragraph-properties fo:margin-top="0cm" fo:margin-bottom="0.199cm" loext:contextual-spacing="false" fo:text-align="justify" style:justify-single-word="false"/>
      <style:text-properties style:font-name="Bitstream Vera Sans1" fo:font-size="10pt" fo:letter-spacing="-0.007cm" fo:font-style="normal" officeooo:rsid="0040fd32" officeooo:paragraph-rsid="0044248d" style:font-size-asian="10pt" style:font-style-asian="normal" style:font-size-complex="10pt" style:font-style-complex="normal"/>
    </style:style>
    <style:style style:name="P86" style:family="paragraph" style:parent-style-name="_5f_Pied_20_de_20_page" style:list-style-name="">
      <style:paragraph-properties fo:text-align="end" style:justify-single-word="false"/>
    </style:style>
    <style:style style:name="P87" style:family="paragraph" style:parent-style-name="_5f_Pied_20_de_20_page">
      <style:paragraph-properties fo:text-align="end" style:justify-single-word="false"/>
    </style:style>
    <style:style style:name="P88" style:family="paragraph" style:parent-style-name="_5f_Pied_20_de_20_page" style:list-style-name=""/>
    <style:style style:name="P8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90"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69" fo:break-before="auto" fo:break-after="auto" style:shadow="none">
        <style:tab-stops/>
      </style:paragraph-properties>
      <style:text-properties style:font-name="Bitstream Vera Sans1" fo:font-size="10pt" fo:font-style="normal" fo:font-weight="bold" officeooo:rsid="00290c92" officeooo:paragraph-rsid="002f4ab2" style:font-size-asian="10pt" style:font-style-asian="normal" style:font-weight-asian="bold" style:font-size-complex="10pt" style:font-style-complex="normal" style:font-weight-complex="bold"/>
    </style:style>
    <style:style style:name="P91" style:family="paragraph" style:parent-style-name="_5f_Titre_20_d_27_exercices_20_livret_20_sans_20_titre" style:list-style-name="Num_5f_Exo">
      <style:paragraph-properties fo:margin-top="0.7cm" fo:margin-bottom="0cm" loext:contextual-spacing="false"/>
      <style:text-properties officeooo:paragraph-rsid="0044248d"/>
    </style:style>
    <style:style style:name="P92" style:family="paragraph" style:parent-style-name="_5f_Titre_20_d_27_exercices_20_livret_20_sans_20_titre" style:list-style-name="liste_5f_abc">
      <style:paragraph-properties fo:margin-top="0.4cm" fo:margin-bottom="0cm" loext:contextual-spacing="false"/>
      <style:text-properties officeooo:paragraph-rsid="004c5058"/>
    </style:style>
    <style:style style:name="P93" style:family="paragraph" style:parent-style-name="_5f_Titre_20_d_27_exercices_20_livret_20_sans_20_titre" style:list-style-name="Num_5f_Exo">
      <style:paragraph-properties fo:margin-top="0.85cm" fo:margin-bottom="0.199cm" loext:contextual-spacing="false"/>
      <style:text-properties fo:color="#1ca2b8"/>
    </style:style>
    <style:style style:name="P94" style:family="paragraph" style:parent-style-name="_5f_Titre_20_d_27_exercices_20_livret_20_sans_20_titre" style:list-style-name="Num_5f_Exo">
      <style:paragraph-properties fo:margin-top="1.401cm" fo:margin-bottom="0.199cm" loext:contextual-spacing="false"/>
      <style:text-properties fo:color="#1ca2b8" fo:font-weight="bold" officeooo:paragraph-rsid="0044248d" style:font-weight-asian="bold" style:font-weight-complex="bold"/>
    </style:style>
    <style:style style:name="P95" style:family="paragraph">
      <style:text-properties style:font-name="Bitstream Vera Sans1" fo:font-size="10pt" style:font-size-asian="10pt" style:font-size-complex="10pt"/>
    </style:style>
    <style:style style:name="P96" style:family="paragraph">
      <loext:graphic-properties draw:fill="none" draw:fill-color="#ffffff"/>
      <style:text-properties style:font-name="Bitstream Vera Sans1" fo:font-size="10pt" style:font-size-asian="10pt" style:font-size-complex="10pt"/>
    </style:style>
    <style:style style:name="P9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style:paragraph-properties fo:text-align="center"/>
    </style:style>
    <style:style style:name="P99"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100" style:family="paragraph">
      <loext:graphic-properties draw:fill-color="#f2ffff"/>
      <style:paragraph-properties fo:text-align="center"/>
      <style:text-properties fo:color="#ffffff" fo:font-size="9pt" fo:font-weight="bold" style:font-size-asian="9pt" style:font-weight-asian="bold" style:font-size-complex="9pt" style:font-weight-complex="bold"/>
    </style:style>
    <style:style style:name="P101" style:family="paragraph">
      <loext:graphic-properties draw:fill-color="#000000"/>
      <style:paragraph-properties fo:text-align="center"/>
    </style:style>
    <style:style style:name="P10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style>
    <style:style style:name="P10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style>
    <style:style style:name="P1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indent="0cm"/>
      <style:text-properties fo:font-variant="normal" fo:text-transform="none" fo:color="#ffcc00" style:text-outline="false" style:text-line-through-style="none" style:text-line-through-type="none" style:font-name="Bitstream Vera Sans1" fo:font-size="10pt" fo:font-style="normal" fo:text-shadow="none" style:text-underline-style="none" fo:font-weight="bold" style:letter-kerning="true" fo:background-color="transparent"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P108" style:family="paragraph">
      <style:paragraph-properties fo:margin-top="0cm" fo:margin-bottom="0.199cm" fo:text-align="center"/>
    </style:style>
    <style:style style:name="P109" style:family="paragraph">
      <loext:graphic-properties draw:fill-color="#e8c32a"/>
      <style:paragraph-properties fo:margin-top="0cm" fo:margin-bottom="0.199cm" fo:text-align="center"/>
      <style:text-properties fo:color="#ffffff" style:font-name="Bitstream Vera Sans1" fo:font-size="11pt" fo:font-weight="bold" style:font-size-asian="11pt" style:font-weight-asian="bold" style:font-size-complex="11pt" style:font-weight-complex="bold"/>
    </style:style>
    <style:style style:name="P110"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4c5058"/>
    </style:style>
    <style:style style:name="T6" style:family="text">
      <style:text-properties fo:text-transform="uppercase" fo:color="#808080" style:font-name="Bitstream Vera Sans3" fo:font-size="9pt" officeooo:rsid="002b6408" fo:background-color="transparent" loext:char-shading-value="0"/>
    </style:style>
    <style:style style:name="T7" style:family="text">
      <style:text-properties fo:text-transform="uppercase" fo:color="#808080" style:font-name="Bitstream Vera Sans3" fo:font-size="9pt" officeooo:rsid="0061c8c6" fo:background-color="transparent" loext:char-shading-value="0"/>
    </style:style>
    <style:style style:name="T8" style:family="text">
      <style:text-properties officeooo:rsid="0061c8c6"/>
    </style:style>
    <style:style style:name="T9" style:family="text">
      <style:text-properties style:font-name="Bitstream Vera Sans1" fo:font-size="10pt" fo:font-style="normal" style:font-size-asian="10pt" style:font-style-asian="normal" style:font-size-complex="10pt" style:font-style-complex="normal"/>
    </style:style>
    <style:style style:name="T10" style:family="text">
      <style:text-properties style:font-name="Bitstream Vera Sans1" fo:font-size="10pt" fo:font-style="normal" fo:font-weight="normal" officeooo:rsid="0040fd32" style:font-size-asian="10pt" style:font-style-asian="normal" style:font-weight-asian="normal" style:font-size-complex="10pt" style:font-style-complex="normal" style:font-weight-complex="normal"/>
    </style:style>
    <style:style style:name="T11" style:family="text">
      <style:text-properties style:font-name="Bitstream Vera Sans1" fo:font-size="10pt" fo:font-style="normal" fo:font-weight="normal" officeooo:rsid="0041e444" style:font-size-asian="10pt" style:font-style-asian="normal" style:font-weight-asian="normal" style:font-size-complex="10pt" style:font-style-complex="normal" style:font-weight-complex="normal"/>
    </style:style>
    <style:style style:name="T12" style:family="text">
      <style:text-properties style:font-name="Bitstream Vera Sans1" fo:font-size="10pt" fo:font-style="normal" fo:font-weight="normal" officeooo:rsid="004c5058" style:font-size-asian="10pt" style:font-style-asian="normal" style:font-weight-asian="normal" style:font-size-complex="10pt" style:font-style-complex="normal" style:font-weight-complex="normal"/>
    </style:style>
    <style:style style:name="T13" style:family="text">
      <style:text-properties style:font-name="Bitstream Vera Sans1" fo:font-size="10pt" style:font-name-asian="Utopia-Regular" style:font-size-asian="10pt" style:font-name-complex="Utopia-Regular" style:font-size-complex="10pt"/>
    </style:style>
    <style:style style:name="T14" style:family="text">
      <style:text-properties style:font-name="Bitstream Vera Sans1" fo:font-size="10pt" officeooo:rsid="005bba71" style:font-name-asian="Utopia-Regular" style:font-size-asian="10pt" style:font-name-complex="Utopia-Regular" style:font-size-complex="10pt"/>
    </style:style>
    <style:style style:name="T15" style:family="text">
      <style:text-properties style:font-name="Bitstream Vera Sans1" fo:font-size="10pt" fo:font-weight="bold" style:font-name-asian="Utopia-Bold" style:font-size-asian="10pt" style:font-weight-asian="bold" style:font-name-complex="Utopia-Bold" style:font-size-complex="10pt" style:font-weight-complex="bold"/>
    </style:style>
    <style:style style:name="T16" style:family="text">
      <style:text-properties style:font-name="Bitstream Vera Sans1" fo:font-size="10pt" fo:font-weight="normal" style:font-name-asian="Utopia-Bold" style:font-size-asian="10pt" style:font-weight-asian="normal" style:font-name-complex="Utopia-Bold" style:font-size-complex="10pt" style:font-weight-complex="normal"/>
    </style:style>
    <style:style style:name="T17" style:family="text">
      <style:text-properties style:font-name="Bitstream Vera Sans1" fo:font-size="10pt" style:font-name-asian="Utopia-Bold" style:font-size-asian="10pt" style:font-name-complex="Utopia-Bold" style:font-size-complex="10pt"/>
    </style:style>
    <style:style style:name="T18" style:family="text">
      <style:text-properties style:font-name="Bitstream Vera Sans1" fo:font-size="10pt" officeooo:rsid="005bba71" style:font-name-asian="Utopia-Bold" style:font-size-asian="10pt" style:font-name-complex="Utopia-Bold" style:font-size-complex="10pt"/>
    </style:style>
    <style:style style:name="T19" style:family="text">
      <style:text-properties style:font-name="Bitstream Vera Sans1" fo:font-size="10pt" style:font-size-asian="10pt" style:font-size-complex="10pt"/>
    </style:style>
    <style:style style:name="T20" style:family="text">
      <style:text-properties style:font-name="Bitstream Vera Sans1" fo:font-size="10pt" officeooo:rsid="005bba71" style:font-size-asian="10pt" style:font-size-complex="10pt"/>
    </style:style>
    <style:style style:name="T21" style:family="text">
      <style:text-properties fo:color="#000000" officeooo:rsid="0023888c"/>
    </style:style>
    <style:style style:name="T22" style:family="text">
      <style:text-properties fo:color="#000000" style:font-name="Bitstream Vera Sans5" fo:font-size="10pt" fo:font-style="normal" fo:font-weight="normal" officeooo:rsid="005bba71"/>
    </style:style>
    <style:style style:name="T23" style:family="text">
      <style:text-properties fo:color="#000000" style:font-name="Bitstream Vera Sans1" fo:font-size="10pt" fo:font-style="normal" fo:font-weight="normal" officeooo:rsid="005bba71" style:font-size-asian="10pt" style:font-size-complex="10pt"/>
    </style:style>
    <style:style style:name="T24" style:family="text">
      <style:text-properties style:use-window-font-color="true"/>
    </style:style>
    <style:style style:name="T25" style:family="text">
      <style:text-properties style:use-window-font-color="true" style:font-name="Bitstream Vera Sans1" fo:font-size="10pt" fo:letter-spacing="normal" fo:font-style="normal" style:font-name-asian="Utopia-Regular" style:font-size-asian="10pt" style:font-style-asian="normal" style:font-name-complex="Utopia-Regular" style:font-size-complex="10pt" style:font-style-complex="normal"/>
    </style:style>
    <style:style style:name="T26" style:family="text">
      <style:text-properties style:use-window-font-color="true" style:font-name="Bitstream Vera Sans1" fo:font-size="10pt" fo:letter-spacing="normal" fo:font-style="normal" fo:font-weight="bold" style:font-name-asian="Utopia-Regular" style:font-size-asian="10pt" style:font-style-asian="normal" style:font-weight-asian="bold" style:font-name-complex="Utopia-Regular" style:font-size-complex="10pt" style:font-style-complex="normal" style:font-weight-complex="bold"/>
    </style:style>
    <style:style style:name="T27" style:family="text">
      <style:text-properties style:use-window-font-color="true" style:font-name="Bitstream Vera Sans1" fo:font-size="10pt" fo:letter-spacing="normal" fo:font-style="normal" fo:font-weight="normal" officeooo:rsid="0032a615" style:font-name-asian="Utopia-Bold1" style:font-size-asian="10pt" style:font-style-asian="normal" style:font-weight-asian="normal" style:font-name-complex="Utopia-Bold1" style:font-size-complex="10pt" style:font-style-complex="normal" style:font-weight-complex="normal"/>
    </style:style>
    <style:style style:name="T28" style:family="text">
      <style:text-properties style:use-window-font-color="true" style:font-name="Bitstream Vera Sans1" fo:font-size="10pt" fo:letter-spacing="normal" fo:font-style="normal" fo:font-weight="normal" officeooo:rsid="0044248d" style:font-name-asian="Utopia-Bold1" style:font-size-asian="10pt" style:font-style-asian="normal" style:font-weight-asian="normal" style:font-name-complex="Utopia-Bold1" style:font-size-complex="10pt" style:font-style-complex="normal" style:font-weight-complex="normal"/>
    </style:style>
    <style:style style:name="T29" style:family="text">
      <style:text-properties style:use-window-font-color="true" style:font-name="Bitstream Vera Sans1" fo:font-size="10pt" fo:letter-spacing="normal" fo:font-style="normal" fo:font-weight="normal" officeooo:rsid="005a494f" style:font-name-asian="Utopia-Bold1" style:font-size-asian="10pt" style:font-style-asian="normal" style:font-weight-asian="normal" style:font-name-complex="Utopia-Bold1" style:font-size-complex="10pt" style:font-style-complex="normal" style:font-weight-complex="normal"/>
    </style:style>
    <style:style style:name="T30" style:family="text">
      <style:text-properties style:use-window-font-color="true" style:font-name="Bitstream Vera Sans1" fo:font-size="10pt" fo:letter-spacing="normal" fo:font-style="normal" fo:font-weight="normal" officeooo:rsid="005bba71" style:font-name-asian="Utopia-Bold1" style:font-size-asian="10pt" style:font-style-asian="normal" style:font-weight-asian="normal" style:font-name-complex="Utopia-Bold1" style:font-size-complex="10pt" style:font-style-complex="normal" style:font-weight-complex="normal"/>
    </style:style>
    <style:style style:name="T31" style:family="text">
      <style:text-properties style:use-window-font-color="true" style:font-name="Bitstream Vera Sans1" fo:font-size="10pt" fo:letter-spacing="normal" fo:font-style="normal" fo:font-weight="normal" style:font-name-asian="Utopia-Bold" style:font-size-asian="10pt" style:font-style-asian="normal" style:font-weight-asian="normal" style:font-name-complex="Utopia-Bold" style:font-size-complex="10pt" style:font-style-complex="normal" style:font-weight-complex="normal"/>
    </style:style>
    <style:style style:name="T32" style:family="text">
      <style:text-properties style:use-window-font-color="true" style:font-name="Bitstream Vera Sans1" fo:font-size="10pt" fo:letter-spacing="normal" fo:font-style="normal" fo:font-weight="normal" style:font-name-asian="Utopia-Regular" style:font-size-asian="10pt" style:font-style-asian="normal" style:font-weight-asian="normal" style:font-name-complex="Utopia-Regular" style:font-size-complex="10pt" style:font-style-complex="normal" style:font-weight-complex="normal"/>
    </style:style>
    <style:style style:name="T33" style:family="text">
      <style:text-properties style:use-window-font-color="true" fo:font-size="9pt" style:font-size-asian="9pt" style:font-size-complex="9pt"/>
    </style:style>
    <style:style style:name="T34" style:family="text">
      <style:text-properties style:use-window-font-color="true" fo:letter-spacing="-0.004cm"/>
    </style:style>
    <style:style style:name="T35" style:family="text">
      <style:text-properties style:use-window-font-color="true" fo:letter-spacing="-0.004cm" officeooo:rsid="00525862"/>
    </style:style>
    <style:style style:name="T36" style:family="text">
      <style:text-properties style:use-window-font-color="true" fo:letter-spacing="-0.014cm"/>
    </style:style>
    <style:style style:name="T37" style:family="text">
      <style:text-properties fo:font-weight="bold" style:font-weight-asian="bold" style:font-weight-complex="bold"/>
    </style:style>
    <style:style style:name="T38" style:family="text">
      <style:text-properties fo:font-weight="bold" officeooo:rsid="0052bc33"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44248d" style:font-weight-asian="normal" style:font-weight-complex="normal"/>
    </style:style>
    <style:style style:name="T41" style:family="text">
      <style:text-properties style:text-position="0% 100%" fo:font-size="10pt" style:text-underline-style="none" fo:font-weight="normal" officeooo:rsid="0013f8a6" fo:background-color="transparent" loext:char-shading-value="0" style:font-size-asian="10pt" style:font-weight-asian="normal" style:font-weight-complex="normal"/>
    </style:style>
    <style:style style:name="T42" style:family="text">
      <style:text-properties style:text-position="0% 100%" style:font-name-asian="OpenSymbol3" style:font-style-asian="normal" style:font-name-complex="OpenSymbol3" style:font-style-complex="normal"/>
    </style:style>
    <style:style style:name="T43" style:family="text">
      <style:text-properties style:text-position="0% 100%" officeooo:rsid="0046dd4d" style:font-name-asian="OpenSymbol3" style:font-style-asian="normal" style:font-name-complex="OpenSymbol3" style:font-style-complex="normal"/>
    </style:style>
    <style:style style:name="T44" style:family="text">
      <style:text-properties style:text-position="0% 100%" officeooo:rsid="0041e444" style:font-name-asian="OpenSymbol3" style:font-style-asian="normal" style:font-name-complex="OpenSymbol3" style:font-style-complex="normal"/>
    </style:style>
    <style:style style:name="T45" style:family="text">
      <style:text-properties style:text-position="0% 100%" officeooo:rsid="0040fd32" style:font-name-asian="OpenSymbol3" style:font-style-asian="normal" style:font-name-complex="OpenSymbol3" style:font-style-complex="normal"/>
    </style:style>
    <style:style style:name="T46" style:family="text">
      <style:text-properties fo:color="#1ca2b8" style:font-name="Bitstream Vera Sans1" fo:font-size="10pt" fo:font-weight="bold" officeooo:rsid="0032a615" style:font-name-asian="Utopia-Bold1" style:font-size-asian="10pt" style:font-weight-asian="bold" style:font-name-complex="Utopia-Bold1" style:font-size-complex="10pt" style:font-weight-complex="bold"/>
    </style:style>
    <style:style style:name="T47" style:family="text">
      <style:text-properties fo:color="#1ca2b8" style:font-name="Bitstream Vera Sans1" fo:font-size="10pt" fo:letter-spacing="normal" fo:font-style="normal" fo:font-weight="bold" officeooo:rsid="0032a615" style:font-name-asian="Utopia-Bold1" style:font-size-asian="10pt" style:font-style-asian="normal" style:font-weight-asian="bold" style:font-name-complex="Utopia-Bold1" style:font-size-complex="10pt" style:font-style-complex="normal" style:font-weight-complex="bold"/>
    </style:style>
    <style:style style:name="T48" style:family="text">
      <style:text-properties fo:color="#1ca2b8" style:font-name="Bitstream Vera Sans1" fo:font-size="10pt" fo:letter-spacing="normal" fo:font-style="normal" fo:font-weight="bold" officeooo:rsid="0044248d" style:font-name-asian="Utopia-Bold1" style:font-size-asian="10pt" style:font-style-asian="normal" style:font-weight-asian="bold" style:font-name-complex="Utopia-Bold1" style:font-size-complex="10pt" style:font-style-complex="normal" style:font-weight-complex="bold"/>
    </style:style>
    <style:style style:name="T49" style:family="text">
      <style:text-properties fo:color="#1ca2b8" style:font-name="Bitstream Vera Sans1" fo:font-size="10pt" fo:letter-spacing="normal" fo:font-style="normal" fo:font-weight="normal" officeooo:rsid="0032a615" style:font-name-asian="Utopia-Bold1" style:font-size-asian="10pt" style:font-style-asian="normal" style:font-weight-asian="normal" style:font-name-complex="Utopia-Bold1" style:font-size-complex="10pt" style:font-style-complex="normal" style:font-weight-complex="normal"/>
    </style:style>
    <style:style style:name="T50" style:family="text">
      <style:text-properties fo:color="#1ca2b8" style:font-name="Bitstream Vera Sans1" fo:font-size="6pt" fo:letter-spacing="normal" fo:font-style="normal" fo:font-weight="bold" officeooo:rsid="0032a615" style:font-name-asian="Utopia-Bold1" style:font-size-asian="5.25pt" style:font-style-asian="normal" style:font-weight-asian="bold" style:font-name-complex="Utopia-Bold1" style:font-size-complex="6pt" style:font-style-complex="normal" style:font-weight-complex="bold"/>
    </style:style>
    <style:style style:name="T51" style:family="text">
      <style:text-properties fo:letter-spacing="-0.007cm"/>
    </style:style>
    <style:style style:name="T52" style:family="text">
      <style:text-properties fo:letter-spacing="-0.007cm" officeooo:rsid="0023888c"/>
    </style:style>
    <style:style style:name="T53" style:family="text">
      <style:text-properties fo:letter-spacing="-0.007cm" officeooo:rsid="00436f08"/>
    </style:style>
    <style:style style:name="T54" style:family="text">
      <style:text-properties officeooo:rsid="0040fd32"/>
    </style:style>
    <style:style style:name="T55" style:family="text">
      <style:text-properties officeooo:rsid="0041e444"/>
    </style:style>
    <style:style style:name="T56" style:family="text">
      <style:text-properties officeooo:rsid="0044248d"/>
    </style:style>
    <style:style style:name="T57" style:family="text">
      <style:text-properties fo:font-size="10pt" style:font-size-asian="10pt" style:font-size-complex="10pt"/>
    </style:style>
    <style:style style:name="T58" style:family="text">
      <style:text-properties officeooo:rsid="005722cd"/>
    </style:style>
    <style:style style:name="T59" style:family="text">
      <style:text-properties officeooo:rsid="005a494f"/>
    </style:style>
    <style:style style:name="T60" style:family="text">
      <style:text-properties officeooo:rsid="005bba71"/>
    </style:style>
    <style:style style:name="T61" style:family="text">
      <style:text-properties fo:color="#ffffff" style:font-name="Bitstream Vera Sans1" fo:font-size="16pt" fo:font-weight="bold" style:font-size-asian="16pt" style:font-weight-asian="bold" style:font-size-complex="16pt" style:font-weight-complex="bold"/>
    </style:style>
    <style:style style:name="T62" style:family="text">
      <style:text-properties fo:font-variant="normal" fo:text-transform="none" style:use-window-font-color="true"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ffcc00" style:text-outline="false" style:text-line-through-style="none" style:text-line-through-type="none" style:font-name="Bitstream Vera Sans1" fo:font-size="10pt" fo:font-style="normal" fo:text-shadow="none" style:text-underline-style="none" fo:font-weight="bold" style:letter-kerning="true" fo:background-color="transparent"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64" style:family="text">
      <style:text-properties fo:color="#ffffff" style:font-name="Bitstream Vera Sans1"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286cm"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2ffff" draw:textarea-horizontal-align="justify" draw:textarea-vertical-align="middle" draw:auto-grow-height="false" fo:min-height="7.904cm" fo:min-width="9.357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8cm" svg:stroke-color="#000000" draw:marker-start-width="0.395cm" draw:marker-end="Arrow_20_concave" draw:marker-end-width="0.192cm" draw:fill-color="#000000" draw:textarea-horizontal-align="center" draw:textarea-vertical-align="middle" fo:padding-top="0.014cm" fo:padding-bottom="0.014cm" fo:padding-left="0.014cm" fo:padding-right="0.014cm" fo:margin-left="0cm" fo:margin-right="0cm" fo:margin-top="0.199cm" fo:margin-bottom="0.199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svg:stroke-width="0.028cm" svg:stroke-color="#000000" draw:marker-start-width="0.395cm" draw:marker-end="Arrow_20_concave" draw:marker-end-width="0.192cm" draw:fill-color="#000000" draw:textarea-horizontal-align="center" draw:textarea-vertical-align="middle" fo:padding-top="0.014cm" fo:padding-bottom="0.014cm" fo:padding-left="0.014cm" fo:padding-right="0.014cm" fo:margin-left="0cm" fo:margin-right="0cm" fo:margin-top="0.101cm" fo:margin-bottom="0.101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fo:margin-top="0.199cm" fo:margin-bottom="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0" style:family="graphic">
      <style:graphic-properties draw:stroke="solid" svg:stroke-width="0.028cm" svg:stroke-color="#000000" draw:marker-start="" draw:marker-start-width="0.242cm" draw:marker-start-center="false" draw:marker-end="Arrow_20_concave" draw:marker-end-width="0.1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28cm" svg:stroke-color="#ffcc00" draw:marker-start="" draw:marker-start-width="0.242cm" draw:marker-start-center="false" draw:marker-end="" draw:marker-end-width="0.242cm" draw:marker-end-center="false" draw:fill="none" draw:fill-color="#729fcf" draw:textarea-horizontal-align="justify" draw:textarea-vertical-align="middle" draw:auto-grow-height="false" fo:min-height="0.307cm" fo:min-width="1.214cm" fo:padding-top="0.139cm" fo:padding-bottom="0.139cm" fo:padding-left="0.265cm" fo:padding-right="0.265cm" fo:wrap-option="no-wrap" draw:shadow="hidden" draw:shadow-offset-x="0.199cm" draw:shadow-offset-y="0.199cm" draw:shadow-color="#808080" style:run-through="foreground"/>
    </style:style>
    <style:style style:name="gr12" style:family="graphic">
      <style:graphic-properties draw:stroke="solid" svg:stroke-width="0.028cm" svg:stroke-color="#ff9999" draw:marker-start="" draw:marker-start-width="0.242cm" draw:marker-start-center="false" draw:marker-end="" draw:marker-end-width="0.242cm" draw:marker-end-center="false" draw:fill="none" draw:fill-color="#729fcf" draw:textarea-horizontal-align="justify" draw:textarea-vertical-align="middle" draw:auto-grow-height="false" fo:min-height="0.307cm" fo:min-width="1.328cm" fo:padding-top="0.139cm" fo:padding-bottom="0.139cm" fo:padding-left="0.265cm" fo:padding-right="0.265cm" fo:wrap-option="no-wrap" draw:shadow="hidden" draw:shadow-offset-x="0.199cm" draw:shadow-offset-y="0.199cm" draw:shadow-color="#808080" style:run-through="foreground"/>
    </style:style>
    <style:style style:name="gr13"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0.309cm" fo:min-width="1.328cm" fo:padding-top="0.139cm" fo:padding-bottom="0.139cm" fo:padding-left="0.265cm" fo:padding-right="0.265cm" fo:wrap-option="no-wrap" draw:shadow="hidden" draw:shadow-offset-x="0.199cm" draw:shadow-offset-y="0.199cm" draw:shadow-color="#808080" style:run-through="foreground"/>
    </style:style>
    <style:style style:name="gr14" style:family="graphic">
      <style:graphic-properties draw:stroke="solid" svg:stroke-width="0.028cm" svg:stroke-color="#ff9900"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328cm" fo:padding-top="0.139cm" fo:padding-bottom="0.139cm" fo:padding-left="0.265cm" fo:padding-right="0.265cm" fo:wrap-option="no-wrap"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028cm" svg:stroke-color="#ffcc00"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style>
    <style:style style:name="gr17" style:family="graphic">
      <style:graphic-properties draw:stroke="solid" svg:stroke-width="0.028cm" svg:stroke-color="#ff9999"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style>
    <style:style style:name="gr18"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style>
    <style:style style:name="gr19" style:family="graphic">
      <style:graphic-properties draw:stroke="solid" svg:stroke-width="0.028cm" svg:stroke-color="#ff9900"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style>
    <style:style style:name="gr20"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13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draw:fill-color="#f2ffff" draw:textarea-horizontal-align="justify" draw:textarea-vertical-align="middle" draw:auto-grow-height="false" fo:min-height="17.787cm" fo:min-width="9.336cm" fo:margin-left="0cm" fo:margin-right="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color="#e8c32a" draw:textarea-horizontal-align="justify" draw:textarea-vertical-align="middle" draw:auto-grow-height="false" fo:min-height="0.57cm" fo:min-width="3.893cm" style:run-through="foreground"/>
    </style:style>
    <style:style style:name="gr25" style:family="graphic">
      <style:graphic-properties draw:stroke="none" draw:fill="solid" draw:fill-color="#9d0f89"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1" draw:z-index="2" draw:style-name="gr25" draw:text-style-name="P110" svg:width="4.329cm" svg:height="2.24cm" svg:x="0cm" svg:y="0cm" svg:viewBox="0 0 4330 2241" svg:d="M0 2241l3984-288c209-15 363-168 345-342l-170-1611h-4159z">
        <text:p/>
      </draw:path>
      <draw:path text:anchor-type="page" text:anchor-page-number="2" draw:z-index="0" draw:style-name="gr25" draw:text-style-name="P110" svg:width="4.329cm" svg:height="2.24cm" svg:x="0cm" svg:y="0cm" svg:viewBox="0 0 4330 2241" svg:d="M0 2241l3984-288c209-15 363-168 345-342l-170-1611h-4159z">
        <text:p/>
      </draw:path>
      <text:h text:style-name="P90" text:outline-level="1"><draw:g text:anchor-type="paragraph" draw:z-index="3" draw:style-name="gr23"><draw:custom-shape draw:style-name="gr24" draw:text-style-name="P109" svg:width="3.964cm" svg:height="0.641cm" draw:transform="skewX (0.00279252680319092) rotate (0.0872664625997165) translate (-0.370416666666667cm -0.0934861111111111cm)"><text:p text:style-name="P108"><text:span text:style-name="T6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8"><draw:text-box fo:min-height="3.93cm"><text:section text:style-name="Sect1" text:name="Section4"><text:p text:style-name="P26"/><text:p text:style-name="P30">Détermine la probabilité de tirer un as ou un trèfle dans un jeu de 32 cartes.</text:p><text:p text:style-name="P29"><text:span text:style-name="Bold_5f_niv1">Correction</text:span></text:p><text:p text:style-name="P35"><text:span text:style-name="_5f_correction"><text:span text:style-name="T41">Dans un jeu de 32 cartes, il y a quatre as et huit trèfles (dont un as). Il y a donc onze chances sur 32 de tirer un as ou un trèfle soit une probabilité de </text:span></text:span><text:span text:style-name="_5f_correction"><text:span text:style-name="T41"><draw:frame draw:style-name="fr4" draw:name="Objet9" text:anchor-type="as-char" svg:width="0.517cm" svg:height="0.87cm" draw:z-index="9"><draw:object xlink:href="./Object 1" xlink:type="simple" xlink:show="embed" xlink:actuate="onLoad"/><draw:image xlink:href="./ObjectReplacements/Object 1" xlink:type="simple" xlink:show="embed" xlink:actuate="onLoad"/><svg:desc>formule</svg:desc></draw:frame></text:span></text:span><text:span text:style-name="_5f_correction"><text:span text:style-name="T41">.</text:span></text:span></text:p></text:section></draw:text-box></draw:frame></text:h>
      <text:list xml:id="list3787613083" text:style-name="Num_5f_Exo">
        <text:list-item>
          <text:h text:style-name="P43" text:outline-level="1"><text:span text:style-name="T57"> </text:span><text:span text:style-name="T10">Pour chacun des événements </text:span><text:span text:style-name="T12">suivants</text:span><text:span text:style-name="T10">, </text:span><text:span text:style-name="T11">indique </text:span><text:span text:style-name="T12">s’il</text:span><text:span text:style-name="T11"> relève du hasard et si oui </text:span><text:span text:style-name="T10">place‑le </text:span><text:span text:style-name="T11">sur l’échelle</text:span><text:span text:style-name="T10"> ci‑dessous </text:span><text:span text:style-name="T11">comme dans l’exemple</text:span><text:span text:style-name="T10">.</text:span></text:h>
        </text:list-item>
      </text:list>
      <text:p text:style-name="_5f_Paragraphe_20_livret_20_"><draw:g text:anchor-type="paragraph" draw:z-index="5" draw:style-name="gr9"><draw:line draw:style-name="gr10" draw:text-style-name="P102" svg:x1="0.736cm" svg:y1="1.95cm" svg:x2="7.736cm" svg:y2="1.95cm"><text:p/></draw:line><draw:custom-shape draw:style-name="gr16" draw:text-style-name="P104" svg:width="2.502cm" svg:height="0.9cm" svg:x="0.635cm" svg:y="0.944cm"><text:p text:style-name="P103"><text:span text:style-name="T62">im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7" draw:text-style-name="P104" svg:width="2.5cm" svg:height="0.9cm" svg:x="6.215cm" svg:y="0.177cm"><text:p text:style-name="P103"><text:span text:style-name="T62">Très</text:span><text:span text:style-name="T62"><text:line-break/></text:span><text:span text:style-name="T62">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8" draw:text-style-name="P104" svg:width="2.502cm" svg:height="0.9cm" svg:x="4.14cm" svg:y="0.948cm"><text:p text:style-name="P103"><text:span text:style-name="T62">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9" draw:text-style-name="P104" svg:width="2.502cm" svg:height="0.9cm" svg:x="2.544cm" svg:y="0.101cm"><text:p text:style-name="P103"><text:span text:style-name="T62">Peu</text:span><text:span text:style-name="T62"><text:line-break/></text:span><text:span text:style-name="T62">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5" draw:text-style-name="P106" svg:width="2.401cm" svg:height="0.664cm" draw:transform="rotate (1.5707963267949) translate (0.435680555555556cm 4.14866666666667cm)"><draw:text-box><text:p text:style-name="P105"><text:span text:style-name="T62">impossible</text:span></text:p></draw:text-box></draw:frame><draw:frame draw:style-name="gr15" draw:text-style-name="P106" svg:width="2.401cm" svg:height="0.664cm" draw:transform="rotate (1.5707963267949) translate (0.435680555555556cm 4.14866666666667cm)"><draw:text-box><text:p text:style-name="P105"><text:span text:style-name="T62">impossible</text:span></text:p></draw:text-box></draw:frame><draw:frame draw:style-name="gr15" draw:text-style-name="P106" svg:width="2.401cm" svg:height="0.664cm" draw:transform="rotate (1.5707963267949) translate (7.27604166666667cm 3.75279166666667cm)"><draw:text-box><text:p text:style-name="P105"><text:span text:style-name="T62">certain</text:span></text:p></draw:text-box></draw:frame><draw:line draw:style-name="gr20" draw:text-style-name="P102" svg:x1="4.236cm" svg:y1="1.651cm" svg:x2="4.236cm" svg:y2="2.251cm"><text:p/></draw:line><draw:frame draw:style-name="gr21" draw:text-style-name="P107" svg:width="1.001cm" svg:height="0.664cm" svg:x="3.936cm" svg:y="2.151cm"><draw:text-box><text:p text:style-name="P105"><text:span text:style-name="T63">a.</text:span></text:p></draw:text-box></draw:fram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2571310952" text:style-name="liste_5f_abc">
        <text:list-item>
          <text:p text:style-name="P61"><draw:frame text:anchor-type="paragraph" draw:z-index="22" draw:name="Forme1" draw:style-name="gr1" draw:text-style-name="P96" svg:width="0.694cm" svg:height="0.414cm" svg:x="7.699cm" svg:y="0cm"><draw:text-box><text:p text:style-name="P95"><text:span text:style-name="T19">oui</text:span></text:p></draw:text-box></draw:frame>Obtenir pile au jeu de pile ou face. <text:span text:style-name="_5f_pointillés_20_gris"><text:span text:style-name="T44"><text:tab/></text:span></text:span></text:p>
        </text:list-item>
        <text:list-item>
          <text:p text:style-name="P64">La fête nationale aura lieu le 14 juillet. <text:span text:style-name="_5f_pointillés_20_gris"><text:span text:style-name="T42"><text:tab/></text:span></text:span></text:p>
        </text:list-item>
        <text:list-item>
          <text:p text:style-name="P64">Un élève <text:span text:style-name="T54">aura un tee-shirt blanc demain. </text:span><text:span text:style-name="_5f_pointillés_20_gris"><text:span text:style-name="T45"><text:tab/></text:span></text:span></text:p>
        </text:list-item>
        <text:list-item>
          <text:p text:style-name="P65">Obtenir 6 avec un dé à 6 faces.<text:span text:style-name="_5f_pointillés_20_gris"> </text:span><text:span text:style-name="_5f_pointillés_20_gris"><text:span text:style-name="T42"><text:tab/></text:span></text:span></text:p>
        </text:list-item>
        <text:list-item>
          <text:p text:style-name="P66">Trouver la bonne combinaison au loto. <text:span text:style-name="_5f_pointillés_20_gris"><text:span text:style-name="T42"><text:tab/></text:span></text:span></text:p>
        </text:list-item>
        <text:list-item>
          <text:p text:style-name="P64"><text:span text:style-name="T55">Demain il fera beau. </text:span><text:span text:style-name="_5f_pointillés_20_gris"><text:span text:style-name="T44"><text:tab/></text:span></text:span></text:p>
        </text:list-item>
      </text:list>
      <text:list xml:id="list164027963714087" text:continue-list="list3787613083" text:style-name="Num_5f_Exo">
        <text:list-item>
          <text:h text:style-name="P44" text:outline-level="1"><draw:custom-shape text:anchor-type="paragraph" draw:z-index="11" draw:style-name="gr6" draw:text-style-name="P100" svg:width="9.471cm" svg:height="8.018cm" svg:x="9.719cm" svg:y="1.432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51">Une roue de loterie est partagée en huit secteurs identiques numérotés de 1 à 8.</text:span></text:h>
        </text:list-item>
      </text:list>
      <text:list xml:id="list2832039420" text:style-name="_5f_Numérotation_20_des_20_exercices_20_livrets">
        <text:list-header>
          <text:p text:style-name="P73">Gradue l’échelle ci‑dessous et places‑y les événe<text:span text:style-name="T58">­</text:span>ments suivants.</text:p>
        </text:list-header>
      </text:list>
      <text:p text:style-name="_5f_Paragraphe_20_livret_20_"><draw:g text:anchor-type="paragraph" draw:z-index="6" draw:style-name="gr9"><draw:line draw:style-name="gr10" draw:text-style-name="P102" svg:x1="0.338cm" svg:y1="2.112cm" svg:x2="8.288cm" svg:y2="2.112cm"><text:p/></draw:line><draw:custom-shape draw:style-name="gr11" draw:text-style-name="P104" svg:width="2.668cm" svg:height="0.902cm" svg:x="0.397cm" svg:y="1.097cm"><text:p text:style-name="P103"><text:span text:style-name="T62">im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2" draw:text-style-name="P104" svg:width="2.841cm" svg:height="0.902cm" svg:x="6.16cm" svg:y="0.199cm"><text:p text:style-name="P103"><text:span text:style-name="T62">Très</text:span><text:span text:style-name="T62"><text:line-break/></text:span><text:span text:style-name="T62">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3" draw:text-style-name="P104" svg:width="2.842cm" svg:height="0.904cm" svg:x="4.203cm" svg:y="1.1cm"><text:p text:style-name="P103"><text:span text:style-name="T62">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4" draw:text-style-name="P104" svg:width="2.841cm" svg:height="0.9cm" svg:x="2.397cm" svg:y="0.201cm"><text:p text:style-name="P103"><text:span text:style-name="T62">Peu</text:span><text:span text:style-name="T62"><text:line-break/></text:span><text:span text:style-name="T62">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5" draw:text-style-name="P106" svg:width="2.401cm" svg:height="0.664cm" draw:transform="rotate (1.5707963267949) translate (0.149930555555556cm 4.51202777777778cm)"><draw:text-box><text:p text:style-name="P105"><text:span text:style-name="T62">impossible</text:span></text:p></draw:text-box></draw:frame><draw:frame draw:style-name="gr15" draw:text-style-name="P106" svg:width="2.401cm" svg:height="0.664cm" draw:transform="rotate (1.5707963267949) translate (7.762875cm 3.91583333333333cm)"><draw:text-box><text:p text:style-name="P105"><text:span text:style-name="T62">certain</text:span></text:p></draw:text-box></draw:fram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164027747373233" text:continue-list="list2571310952" text:style-name="liste_5f_abc">
        <text:list-item text:start-value="1">
          <text:p text:style-name="P75">« Obtenir 2. »</text:p>
        </text:list-item>
        <text:list-item>
          <text:p text:style-name="P75">« Obtenir un multiple de 2. »</text:p>
        </text:list-item>
        <text:list-item>
          <text:p text:style-name="P76">« Obtenir un nombre supérieur à 4. »</text:p>
        </text:list-item>
      </text:list>
      <text:list xml:id="list164029219894972" text:continue-list="list164027963714087" text:style-name="Num_5f_Exo">
        <text:list-item>
          <text:h text:style-name="P45" text:outline-level="1"> <text:span text:style-name="T51">On tire au hasard un jeton parmi vingt-six jetons marqués </text:span><text:span text:style-name="T52">chacun </text:span><text:span text:style-name="T51">d’une lettre </text:span><text:span text:style-name="T52">différente </text:span><text:span text:style-name="T51">de l’alphabet.</text:span></text:h>
        </text:list-item>
      </text:list>
      <text:p text:style-name="_5f_Paragraphe_20_livret_20_">Gradue l’axe ci‑dessous et places‑y les probabilités des év<text:span text:style-name="T22">é</text:span>nements suivants. </text:p>
      <text:p text:style-name="_5f_Paragraphe_20_livret_20_"><draw:line text:anchor-type="paragraph" draw:z-index="7" draw:style-name="gr8" draw:text-style-name="P101" svg:x1="0.03cm" svg:y1="0.499cm" svg:x2="9.082cm" svg:y2="0.499cm"><text:p/></draw:line></text:p>
      <text:list xml:id="list164029001907251" text:continue-list="list164027747373233" text:style-name="liste_5f_abc">
        <text:list-item text:start-value="1">
          <text:p text:style-name="P77"><text:span text:style-name="T5">« O</text:span>btenir un <text:span text:style-name="T39">Z. »</text:span></text:p>
        </text:list-item>
        <text:list-item>
          <text:p text:style-name="P67"><text:span text:style-name="T53">« O</text:span><text:span text:style-name="T51">btenir une consonne. »</text:span></text:p>
        </text:list-item>
        <text:list-item>
          <text:p text:style-name="P67"><text:span text:style-name="T53">« Obtenir u</text:span><text:span text:style-name="T52">ne voyelle. »</text:span></text:p>
        </text:list-item>
      </text:list>
      <text:list xml:id="list164028220358438" text:continue-list="list164029219894972" text:style-name="Num_5f_Exo">
        <text:list-item>
          <text:h text:style-name="P91" text:outline-level="1"> <text:span text:style-name="T9">On lance un dé non truqué à six faces.</text:span></text:h>
          <text:p text:style-name="P85">Pour chacun des événements aléatoires ci-dessous, indique s’il est impossible, improbable, peu probable, probable, très probable, certain.</text:p>
        </text:list-item>
      </text:list>
      <text:list xml:id="list164028641216328" text:continue-list="list164029001907251" text:style-name="liste_5f_abc">
        <text:list-item text:start-value="1">
          <text:p text:style-name="P58"><text:span text:style-name="T53">« </text:span>Obtenir un nombre inférieur à six<text:span text:style-name="T51">. »</text:span></text:p>
        </text:list-item>
      </text:list>
      <text:p text:style-name="P37"><text:span text:style-name="_5f_pointillés_20_gris"><text:span text:style-name="T42"><text:tab/></text:span></text:span></text:p>
      <text:list xml:id="list164029186252723" text:continue-numbering="true" text:style-name="liste_5f_abc">
        <text:list-item>
          <text:p text:style-name="P59"><text:span text:style-name="T53">« </text:span>Obtenir deux<text:span text:style-name="T51">. »</text:span></text:p>
        </text:list-item>
      </text:list>
      <text:p text:style-name="P37"><text:span text:style-name="_5f_pointillés_20_gris"><text:span text:style-name="T42"><text:tab/></text:span></text:span></text:p>
      <text:list xml:id="list164028248553186" text:continue-numbering="true" text:style-name="liste_5f_abc">
        <text:list-item>
          <text:p text:style-name="P79"><text:span text:style-name="T53">« </text:span>Obtenir un multiple de 3<text:span text:style-name="T51">. »</text:span></text:p>
        </text:list-item>
      </text:list>
      <text:p text:style-name="P38"><text:span text:style-name="_5f_pointillés_20_gris"><text:span text:style-name="T42"><text:tab/></text:span></text:span></text:p>
      <text:list xml:id="list164027448350963" text:continue-numbering="true" text:style-name="liste_5f_abc">
        <text:list-item>
          <text:p text:style-name="P79"><text:span text:style-name="T53">« </text:span>Obtenir un multiple de 7<text:span text:style-name="T51">. »</text:span></text:p>
        </text:list-item>
      </text:list>
      <text:p text:style-name="P37"><text:span text:style-name="_5f_pointillés_20_gris"><text:span text:style-name="T42"><text:tab/></text:span></text:span></text:p>
      <text:list xml:id="list164028581568682" text:continue-numbering="true" text:style-name="liste_5f_abc">
        <text:list-item>
          <text:p text:style-name="P79"><text:span text:style-name="T53">« </text:span>Obtenir un diviseur de 7<text:span text:style-name="T51">. »</text:span></text:p>
        </text:list-item>
      </text:list>
      <text:p text:style-name="P37"><text:span text:style-name="_5f_pointillés_20_gris"><text:span text:style-name="T42"><text:tab/></text:span></text:span></text:p>
      <text:list xml:id="list164027699958583" text:continue-numbering="true" text:style-name="liste_5f_abc">
        <text:list-item>
          <text:h text:style-name="P92" text:outline-level="1"><text:span text:style-name="T53">« </text:span>Obtenir un diviseur de 60<text:span text:style-name="T51">. »</text:span></text:h>
        </text:list-item>
      </text:list>
      <text:p text:style-name="P37"><text:span text:style-name="_5f_pointillés_20_gris"><text:span text:style-name="T42"><text:tab/></text:span></text:span></text:p>
      <text:list xml:id="list164027484535698" text:continue-list="list164028220358438" text:style-name="Num_5f_Exo">
        <text:list-item>
          <text:h text:style-name="P93" text:outline-level="1"> <text:span text:style-name="T37">Extrait d</text:span><text:span text:style-name="T38">u </text:span><text:span text:style-name="T37">brevet</text:span></text:h>
          <text:p text:style-name="P62"><text:span text:style-name="_5f_pointillés_20_gris"><text:span text:style-name="T36">Trois personnes, Aline, Bernard et Claude, ont chacune un sac contenant des billes.</text:span></text:span></text:p>
          <text:p text:style-name="P62"><text:span text:style-name="_5f_pointillés_20_gris"><text:span text:style-name="T24">Chacune tire au hasard une bille de son sac.</text:span></text:span></text:p>
          <text:p text:style-name="P74"><text:span text:style-name="_5f_pointillés_20_gris"><text:span text:style-name="T24">Le contenu des sacs est le suivant :</text:span></text:span></text:p>
        </text:list-item>
      </text:list>
      <table:table table:name="Tableau2" table:style-name="Tableau2">
        <table:table-column table:style-name="Tableau2.A"/>
        <table:table-column table:style-name="Tableau2.B"/>
        <table:table-column table:style-name="Tableau2.C"/>
        <table:table-column table:style-name="Tableau2.B"/>
        <table:table-column table:style-name="Tableau2.E"/>
        <table:table-row>
          <table:table-cell table:style-name="Tableau2.A1" office:value-type="string">
            <text:p text:style-name="P28"><text:span text:style-name="_5f_pointillés_20_gris"><text:span text:style-name="T33">Sac d’Aline :</text:span></text:span></text:p>
          </table:table-cell>
          <table:table-cell table:style-name="Tableau2.B1" office:value-type="string">
            <text:p text:style-name="P34"/>
          </table:table-cell>
          <table:table-cell table:style-name="Tableau2.A1" office:value-type="string">
            <text:p text:style-name="P28"><text:span text:style-name="_5f_pointillés_20_gris"><text:span text:style-name="T33">Sac de Bernard :</text:span></text:span></text:p>
          </table:table-cell>
          <table:table-cell table:style-name="Tableau2.B1" office:value-type="string">
            <text:p text:style-name="P34"/>
          </table:table-cell>
          <table:table-cell table:style-name="Tableau2.A1" office:value-type="string">
            <text:p text:style-name="P32"><text:span text:style-name="_5f_pointillés_20_gris"><text:span text:style-name="T33">Sac de Claude :</text:span></text:span></text:p>
          </table:table-cell>
        </table:table-row>
        <table:table-row table:style-name="Tableau2.2">
          <table:table-cell table:style-name="Tableau2.A2" office:value-type="string">
            <text:p text:style-name="P25">5 billes rouges</text:p>
          </table:table-cell>
          <table:table-cell table:style-name="Tableau2.B2" office:value-type="string">
            <text:p text:style-name="P25"/>
          </table:table-cell>
          <table:table-cell table:style-name="Tableau2.C2" office:value-type="string">
            <text:p text:style-name="P25">10 billes rouges <text:s text:c="3"/>et 30 billes noires</text:p>
          </table:table-cell>
          <table:table-cell table:style-name="Tableau2.B2" office:value-type="string">
            <text:p text:style-name="P25"/>
          </table:table-cell>
          <table:table-cell table:style-name="Tableau2.C2" office:value-type="string">
            <text:p text:style-name="P25">100 billes rouges <text:s/>et 3 billes noires</text:p>
          </table:table-cell>
        </table:table-row>
      </table:table>
      <text:list xml:id="list164029002761014" text:continue-numbering="true" text:style-name="Num_5f_Exo">
        <text:list-header>
          <text:p text:style-name="P68"><text:span text:style-name="_5f_pointillés_20_gris"><text:span text:style-name="T34">Laquelle de ces trois personnes a</text:span></text:span><text:span text:style-name="_5f_pointillés_20_gris"><text:span text:style-name="T35">-t-elle</text:span></text:span><text:span text:style-name="_5f_pointillés_20_gris"><text:span text:style-name="T34"> la plus grande probabilité de tirer une bille rouge ? Justifie.</text:span></text:span></text:p>
          <text:list>
            <text:list-header>
              <text:p text:style-name="P50"><text:span text:style-name="_5f_pointillés_20_gris"><text:span text:style-name="T42"><text:tab/></text:span></text:span></text:p>
              <text:p text:style-name="P50"><text:span text:style-name="_5f_pointillés_20_gris"><text:span text:style-name="T42"><text:tab/></text:span></text:span></text:p>
              <text:p text:style-name="P50"><text:span text:style-name="_5f_pointillés_20_gris"><text:span text:style-name="T42"><text:tab/></text:span></text:span></text:p>
            </text:list-header>
          </text:list>
        </text:list-header>
        <text:list-item>
          <text:h text:style-name="P94" text:outline-level="1"><draw:custom-shape text:anchor-type="paragraph" draw:z-index="4" draw:style-name="gr22" draw:text-style-name="P100" svg:width="9.471cm" svg:height="17.922cm" svg:x="-0.131cm" svg:y="-0.131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T40"> </text:span><text:span text:style-name="T56">D’après sujet du</text:span> brevet</text:h>
          <text:p text:style-name="P51"><text:span text:style-name="T13">On écrit sur les faces d’un dé équilibré à six faces, chacune des lettres </text:span><text:span text:style-name="T14">suivantes</text:span><text:span text:style-name="T13"> : </text:span><text:span text:style-name="T15">NOTOUS</text:span><text:span text:style-name="T16">.</text:span></text:p>
          <text:p text:style-name="P52">On lance le dé et on regarde la lettre inscrite sur la face supérieure.</text:p>
          <text:p text:style-name="P53"><text:span text:style-name="T46">a.</text:span><text:span text:style-name="_5f_pointillés_20_gris"><text:span text:style-name="T49"> </text:span></text:span><text:span text:style-name="T17">Quelles sont les issues de cette expérience ?</text:span></text:p>
          <text:list>
            <text:list-header>
              <text:p text:style-name="P49"><text:span text:style-name="_5f_pointillés_20_gris"><text:span text:style-name="T42"><text:tab/></text:span></text:span></text:p>
              <text:p text:style-name="P54">Détermine la probabilité de chacun des évènements :</text:p>
            </text:list-header>
          </text:list>
          <text:p text:style-name="P56"><text:span text:style-name="T46">b.</text:span><text:span text:style-name="_5f_pointillés_20_gris"><text:span text:style-name="T49"> </text:span></text:span><text:span text:style-name="T17">E1 : « On obtient la lettre </text:span><text:span text:style-name="T16">O. »</text:span></text:p>
          <text:list>
            <text:list-header>
              <text:p text:style-name="P49"><text:span text:style-name="_5f_pointillés_20_gris"><text:span text:style-name="T42"><text:tab/></text:span></text:span></text:p>
            </text:list-header>
          </text:list>
          <text:p text:style-name="P55"><text:span text:style-name="T46">c.</text:span><text:span text:style-name="_5f_pointillés_20_gris"><text:span text:style-name="T49"> </text:span></text:span><text:span text:style-name="T17">Soit E2 l’évènement contraire de E1. Décri</text:span><text:span text:style-name="T18">s</text:span><text:span text:style-name="T17"> E2 et calcule sa probabilité.</text:span></text:p>
          <text:list>
            <text:list-header>
              <text:p text:style-name="P49"><text:span text:style-name="_5f_pointillés_20_gris"><text:span text:style-name="T42"><text:tab/></text:span></text:span></text:p>
            </text:list-header>
          </text:list>
        </text:list-item>
      </text:list>
      <text:p text:style-name="P37"><text:span text:style-name="_5f_pointillés_20_gris"><text:span text:style-name="T42"><text:tab/></text:span></text:span></text:p>
      <text:p text:style-name="P37"><text:span text:style-name="_5f_pointillés_20_gris"><text:span text:style-name="T42"><text:tab/></text:span></text:span></text:p>
      <text:list xml:id="list164028959679305" text:continue-numbering="true" text:style-name="Num_5f_Exo">
        <text:list-header>
          <text:p text:style-name="P55"><text:span text:style-name="T46">d.</text:span><text:span text:style-name="_5f_pointillés_20_gris"><text:span text:style-name="T49"> </text:span></text:span><text:span text:style-name="T17">E3 : « On obtient une consonne. »</text:span></text:p>
          <text:list>
            <text:list-header>
              <text:p text:style-name="P49"><text:span text:style-name="_5f_pointillés_20_gris"><text:span text:style-name="T42"><text:tab/></text:span></text:span></text:p>
            </text:list-header>
          </text:list>
        </text:list-header>
      </text:list>
      <text:p text:style-name="P37"><text:span text:style-name="_5f_pointillés_20_gris"><text:span text:style-name="T42"><text:tab/></text:span></text:span></text:p>
      <text:list xml:id="list164029208647714" text:continue-numbering="true" text:style-name="Num_5f_Exo">
        <text:list-header>
          <text:p text:style-name="P55"><text:span text:style-name="T46">e.</text:span><text:span text:style-name="_5f_pointillés_20_gris"><text:span text:style-name="T49"> </text:span></text:span><text:span text:style-name="T17">E4 : « On obtient une lettre du mot </text:span><text:span text:style-name="T16">KIWI.</text:span><text:span text:style-name="T17"> »</text:span></text:p>
          <text:list>
            <text:list-header>
              <text:p text:style-name="P49"><text:span text:style-name="_5f_pointillés_20_gris"><text:span text:style-name="T42"><text:tab/></text:span></text:span></text:p>
            </text:list-header>
          </text:list>
        </text:list-header>
      </text:list>
      <text:p text:style-name="P37"><text:span text:style-name="_5f_pointillés_20_gris"><text:span text:style-name="T43"><text:tab/></text:span></text:span></text:p>
      <text:list xml:id="list164027851132200" text:continue-numbering="true" text:style-name="Num_5f_Exo">
        <text:list-header>
          <text:p text:style-name="P69"><text:span text:style-name="_5f_pointillés_20_gris"><text:span text:style-name="T47">f.</text:span></text:span><text:span text:style-name="_5f_pointillés_20_gris"><text:span text:style-name="T49"> </text:span></text:span><text:span text:style-name="_5f_pointillés_20_gris"><text:span text:style-name="T25">E5 : « On obtient une lettre du mot </text:span></text:span><text:span text:style-name="_5f_pointillés_20_gris"><text:span text:style-name="T32">CAGOUS</text:span></text:span><text:span text:style-name="_5f_pointillés_20_gris"><text:span text:style-name="T31">.</text:span></text:span><text:span text:style-name="_5f_pointillés_20_gris"><text:span text:style-name="T25"> »</text:span></text:span></text:p>
        </text:list-header>
      </text:list>
      <text:p text:style-name="P37"><text:span text:style-name="_5f_pointillés_20_gris"><text:span text:style-name="T42"><text:tab/></text:span></text:span></text:p>
      <text:p text:style-name="P37"><text:span text:style-name="_5f_pointillés_20_gris"><text:span text:style-name="T42"><text:tab/></text:span></text:span></text:p>
      <text:p text:style-name="P42"><text:span text:style-name="_5f_pointillés_20_gris"><text:span text:style-name="T48">g</text:span></text:span><text:span text:style-name="_5f_pointillés_20_gris"><text:span text:style-name="T47">.</text:span></text:span><text:span text:style-name="_5f_pointillés_20_gris"><text:span text:style-name="T49"> </text:span></text:span><text:span text:style-name="T27">Gradue l’axe ci‑dessous et places‑y les probabi</text:span><text:span text:style-name="T29">­</text:span><text:span text:style-name="T27">lités des événements </text:span><text:span text:style-name="T28">précédents</text:span><text:span text:style-name="T27">. </text:span></text:p>
      <text:p text:style-name="P36"><draw:line text:anchor-type="paragraph" draw:z-index="10" draw:style-name="gr7" draw:text-style-name="P101" svg:x1="0.03cm" svg:y1="0.827cm" svg:x2="9.082cm" svg:y2="0.827cm"><text:p/></draw:line><text:span text:style-name="_5f_pointillés_20_gris"><text:span text:style-name="T50"/></text:span></text:p>
      <text:list xml:id="list164028500851293" text:continue-numbering="true" text:style-name="Num_5f_Exo">
        <text:list-item>
          <text:h text:style-name="P46" text:outline-level="1"> Une urne contient 4 boules rouges et 6 boules vertes, toutes indiscernables au toucher. On tire une boule au hasard. Réponds par vrai (V) ou faux (F).</text:h>
        </text:list-item>
      </text:list>
      <table:table table:name="Tableau16" table:style-name="Tableau16">
        <table:table-column table:style-name="Tableau16.A"/>
        <table:table-column table:style-name="Tableau16.B"/>
        <table:table-column table:style-name="Tableau16.C"/>
        <table:table-row>
          <table:table-cell table:style-name="Tableau16.A1" office:value-type="string">
            <text:list xml:id="list164029073971551" text:continue-list="list164027699958583" text:style-name="liste_5f_abc">
              <text:list-item>
                <text:list>
                  <text:list-item>
                    <text:p text:style-name="P57"/>
                  </text:list-item>
                </text:list>
              </text:list-item>
            </text:list>
          </table:table-cell>
          <table:table-cell table:style-name="Tableau16.B1" office:value-type="string">
            <text:p text:style-name="P40">Il y a autant de chances d’avoir une boule verte qu’une boule rouge.</text:p>
          </table:table-cell>
          <table:table-cell table:style-name="Tableau16.C1" office:value-type="string">
            <text:p text:style-name="P33"/>
          </table:table-cell>
        </table:table-row>
        <table:table-row>
          <table:table-cell table:style-name="Tableau16.A1" office:value-type="string">
            <text:list xml:id="list164029362665600" text:continue-numbering="true" text:style-name="liste_5f_abc">
              <text:list-item>
                <text:list>
                  <text:list-item>
                    <text:p text:style-name="P57"/>
                  </text:list-item>
                </text:list>
              </text:list-item>
            </text:list>
          </table:table-cell>
          <table:table-cell table:style-name="Tableau16.B2" office:value-type="string">
            <text:p text:style-name="P40">Il y a 4 chances sur 10 d’obtenir une boule verte.</text:p>
          </table:table-cell>
          <table:table-cell table:style-name="Tableau16.C2" office:value-type="string">
            <text:p text:style-name="P33"/>
          </table:table-cell>
        </table:table-row>
        <table:table-row>
          <table:table-cell table:style-name="Tableau16.A1" office:value-type="string">
            <text:list xml:id="list164028274081080" text:continue-numbering="true" text:style-name="liste_5f_abc">
              <text:list-item>
                <text:list>
                  <text:list-item>
                    <text:p text:style-name="P57"/>
                  </text:list-item>
                </text:list>
              </text:list-item>
            </text:list>
          </table:table-cell>
          <table:table-cell table:style-name="Tableau16.B3" office:value-type="string">
            <text:p text:style-name="P40">Il y a 6 chances sur 4 d’obtenir une boule verte.</text:p>
          </table:table-cell>
          <table:table-cell table:style-name="Tableau16.C3" office:value-type="string">
            <text:p text:style-name="P33"/>
          </table:table-cell>
        </table:table-row>
        <table:table-row>
          <table:table-cell table:style-name="Tableau16.A1" office:value-type="string">
            <text:list xml:id="list164028927040091" text:continue-numbering="true" text:style-name="liste_5f_abc">
              <text:list-item>
                <text:list>
                  <text:list-item>
                    <text:p text:style-name="P57"/>
                  </text:list-item>
                </text:list>
              </text:list-item>
            </text:list>
          </table:table-cell>
          <table:table-cell table:style-name="Tableau16.B4" office:value-type="string">
            <text:p text:style-name="P41">La probabilité de tirer une boule rouge est <draw:frame draw:style-name="fr4" draw:name="Objet5" text:anchor-type="as-char" svg:width="0.293cm" svg:height="0.87cm" draw:z-index="1"><draw:object xlink:href="./Object 2" xlink:type="simple" xlink:show="embed" xlink:actuate="onLoad"/><draw:image xlink:href="./ObjectReplacements/Object 2" xlink:type="simple" xlink:show="embed" xlink:actuate="onLoad"/><svg:desc>formule</svg:desc></draw:frame>.</text:p>
          </table:table-cell>
          <table:table-cell table:style-name="Tableau16.C4" office:value-type="string">
            <text:p text:style-name="P33"/>
          </table:table-cell>
        </table:table-row>
      </table:table>
      <text:list xml:id="list164028175369633" text:continue-list="list164028500851293" text:style-name="Num_5f_Exo">
        <text:list-item>
          <text:h text:style-name="P47" text:outline-level="1"> On tire une carte au hasard dans un jeu de 32 cartes. On considère les événements suivants :</text:h>
        </text:list-item>
      </text:list>
      <text:list xml:id="list1560673074" text:style-name="L1">
        <text:list-item>
          <text:p text:style-name="P81">A : « <text:span text:style-name="T5">O</text:span>n obtient un roi. »</text:p>
        </text:list-item>
        <text:list-item>
          <text:p text:style-name="P82">B : « <text:span text:style-name="T5">O</text:span>n obtient un as. »</text:p>
        </text:list-item>
        <text:list-item>
          <text:p text:style-name="P82">C : « <text:span text:style-name="T5">O</text:span>n obtient un trèfle. »</text:p>
        </text:list-item>
      </text:list>
      <text:list xml:id="list164027631246266" text:continue-list="list164028927040091" text:style-name="liste_5f_abc">
        <text:list-item text:start-value="1">
          <text:p text:style-name="P78">Les événements A et B sont-ils compatibles ? </text:p>
        </text:list-item>
      </text:list>
      <text:p text:style-name="P63"><text:span text:style-name="T23">e</text:span><text:span text:style-name="T19">t les événements B et C ? Justifie tes réponses.</text:span></text:p>
      <text:p text:style-name="P37"><text:span text:style-name="_5f_pointillés_20_gris"><text:span text:style-name="T42"><text:tab/></text:span></text:span></text:p>
      <text:p text:style-name="P37"><text:span text:style-name="_5f_pointillés_20_gris"><text:span text:style-name="T42"><text:tab/></text:span></text:span></text:p>
      <text:list xml:id="list164028122055452" text:continue-numbering="true" text:style-name="liste_5f_abc">
        <text:list-item>
          <text:p text:style-name="P70">Décris par une phrase sans négation l’événe<text:span text:style-name="T59">­</text:span>ment contraire de l’événement C.</text:p>
        </text:list-item>
      </text:list>
      <text:p text:style-name="P37"><text:span text:style-name="_5f_pointillés_20_gris"><text:span text:style-name="T42"><text:tab/></text:span></text:span></text:p>
      <text:p text:style-name="P37"><text:span text:style-name="_5f_pointillés_20_gris"><text:span text:style-name="T42"><text:tab/></text:span></text:span></text:p>
      <text:list xml:id="list164028281335383" text:continue-numbering="true" text:style-name="liste_5f_abc">
        <text:list-item>
          <text:p text:style-name="P71">Propose un événement D incompatible avec l’événe<text:span text:style-name="T59">­</text:span>ment C.</text:p>
        </text:list-item>
      </text:list>
      <text:p text:style-name="P39"><text:span text:style-name="_5f_pointillés_20_gris"><text:span text:style-name="T42"><text:tab/></text:span></text:span></text:p>
      <text:list xml:id="list164029446082771" text:continue-numbering="true" text:style-name="liste_5f_abc">
        <text:list-item>
          <text:p text:style-name="P72">Détermine les probabilités des événements A, B, C et D.</text:p>
        </text:list-item>
      </text:list>
      <text:list xml:id="list164029420119209" text:continue-list="list164028175369633" text:style-name="Num_5f_Exo">
        <text:list-item>
          <text:list>
            <text:list-header>
              <text:p text:style-name="P49"><text:span text:style-name="_5f_pointillés_20_gris"><text:span text:style-name="T42"><text:tab/></text:span></text:span></text:p>
              <text:p text:style-name="P49"><text:span text:style-name="_5f_pointillés_20_gris"><text:span text:style-name="T42"><text:tab/></text:span></text:span></text:p>
            </text:list-header>
          </text:list>
        </text:list-item>
        <text:list-item>
          <text:h text:style-name="P48" text:outline-level="1"> Un sac opaque contient des bonbons bleus, rouges ou verts, tous indiscernables au toucher. </text:h>
        </text:list-item>
      </text:list>
      <text:p text:style-name="P31">Quand on tire un bonbon au hasard, on a deux chances sur cinq de prendre un bonbon rouge et une chance sur deux de prendre un bonbon bleu.</text:p>
      <text:list xml:id="list164028685939368" text:continue-list="list164029446082771" text:style-name="liste_5f_abc">
        <text:list-item text:start-value="1">
          <text:p text:style-name="P83">Quelle est la probabilité d’obtenir un bonbon rouge ou un bonbon bleu ?</text:p>
        </text:list-item>
      </text:list>
      <text:p text:style-name="P37"><text:span text:style-name="_5f_pointillés_20_gris"><text:span text:style-name="T42"><text:tab/></text:span></text:span></text:p>
      <text:p text:style-name="P37"><text:span text:style-name="_5f_pointillés_20_gris"><text:span text:style-name="T42"><text:tab/></text:span></text:span></text:p>
      <text:p text:style-name="P37"><text:span text:style-name="_5f_pointillés_20_gris"><text:span text:style-name="T42"><text:tab/></text:span></text:span></text:p>
      <text:list xml:id="list164027884195055" text:continue-numbering="true" text:style-name="liste_5f_abc">
        <text:list-item>
          <text:p text:style-name="P80">Déduis-en la probabilité d’obtenir un bonbon vert. Justifie ta réponse.</text:p>
        </text:list-item>
      </text:list>
      <text:p text:style-name="P37"><text:span text:style-name="_5f_pointillés_20_gris"><text:span text:style-name="T42"><text:tab/></text:span></text:span></text:p>
      <text:p text:style-name="P27"><text:span text:style-name="_5f_pointillés_20_gris"><text:span text:style-name="T42"><text:tab/></text:span></text:span></text:p>
      <text:p text:style-name="P27"><text:span text:style-name="_5f_pointillés_20_gris"><text:span text:style-name="T42"><text:tab/></text:span></text:span></text:p>
      <text:list xml:id="list164027947437394" text:continue-numbering="true" text:style-name="liste_5f_abc">
        <text:list-item>
          <text:p text:style-name="P84"><text:span text:style-name="_5f_pointillés_20_gris"><text:span text:style-name="T21">Peux-tu estimer le nombre de bonbons dans le sac ?</text:span></text:span></text:p>
        </text:list-item>
      </text:list>
      <text:list xml:id="list164028076357129" text:continue-list="list164029420119209" text:style-name="Num_5f_Exo">
        <text:list-item>
          <text:list>
            <text:list-header>
              <text:p text:style-name="P49"><text:span text:style-name="_5f_pointillés_20_gris"><text:span text:style-name="T42"><text:tab/></text:span></text:span></text:p>
            </text:list-header>
          </text:list>
        </text:list-item>
      </text:list>
      <text:p text:style-name="P37"><text:span text:style-name="_5f_pointillés_20_gris"><text:span text:style-name="T42"><text:tab/></text:span></text:span></text:p>
      <text:p text:style-name="P37"><text:span text:style-name="_5f_pointillés_20_gris"><text:span text:style-name="T43"><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OpenSymbol3" svg:font-family="OpenSymbol" style:font-pitch="variable" style:font-charset="x-symbol"/>
    <style:font-face style:name="OpenSymbol2" svg:font-family="OpenSymbol" style:font-adornments="Oblique" style:font-pitch="variable" style:font-charset="x-symbol"/>
    <style:font-face style:name="OpenSymbol1" svg:font-family="OpenSymbol, 'Arial Unicode MS'" style:font-pitch="variable" style:font-charset="x-symbol"/>
    <style:font-face style:name="Tahoma" svg:font-family="Tahoma"/>
    <style:font-face style:name="Utopia-Bold" svg:font-family="Utopia-Bold"/>
    <style:font-face style:name="Utopia-Regular" svg:font-family="Utopia-Regular"/>
    <style:font-face style:name="F" svg:font-family="" style:font-family-generic="roman"/>
    <style:font-face style:name="Times New Roman3" svg:font-family="'Times New Roman'" style:font-family-generic="roman"/>
    <style:font-face style:name="Utopia-Bold1" svg:font-family="Utopia-Bold" style:font-family-generic="roman"/>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Courier New'" style:font-family-generic="modern" style:font-pitch="fixed"/>
    <style:font-face style:name="NSimSun" svg:font-family="NSimSun" style:font-family-generic="modern" style:font-pitch="fixed"/>
    <style:font-face style:name="Bitstream Vera Sans" svg:font-family="'Bitstream Vera Sans'"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Bitstream Vera Sans2" svg:font-family="'Bitstream Vera Sans'" style:font-family-generic="roman" style:font-pitch="variable"/>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Britannic Bold" svg:font-family="'Britannic Bold'" style:font-family-generic="swiss" style:font-pitch="variable"/>
    <style:font-face style:name="Britannic Bold1" svg:font-family="'Britannic Bold'" style:font-adornments="Gra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1"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1"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3"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5"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6"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3" fo:font-family="'Bitstream Vera Sans'" style:font-style-name="Roman" style:font-family-generic="swiss" style:font-pitch="variable" fo:font-size="11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5"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1"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3" fo:font-family="OpenSymbol" style:font-pitch="variable" style:font-charset="x-symbol" fo:font-size="10pt" fo:font-style="normal" fo:background-color="transparent" style:font-name-asian="OpenSymbol3" style:font-family-asian="OpenSymbol" style:font-pitch-asian="variable" style:font-charset-asian="x-symbol" style:font-size-asian="12pt" style:font-style-asian="italic" style:font-name-complex="OpenSymbol3"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1"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style:text-outline="false" style:font-name="Britannic Bold1"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Bold_5f_niv1" style:display-name="Bold_niv1" style:family="text">
      <style:text-properties fo:color="#e8c32a" style:font-name="Bitstream Vera Sans3"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3"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Numéros_20_de_20_s_27_entraîner" style:display-name="-Numéros de s'entraîner" style:family="text">
      <style:text-properties fo:color="#ffffff"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_5f_niv2" style:display-name="Bold_niv2" style:family="text">
      <style:text-properties fo:color="#d3802b"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1"/>
      </text:list-level-style-bullet>
      <text:list-level-style-bullet text:level="4" text:style-name="_5f_Numéros_20_exercices_20_livret" style:num-prefix=" " text:bullet-char="•">
        <style:list-level-properties text:space-before="1.501cm" text:min-label-width="0.499cm"/>
        <style:text-properties style:font-name="StarSymbol1"/>
      </text:list-level-style-bullet>
      <text:list-level-style-bullet text:level="5" text:style-name="_5f_Numéros_20_exercices_20_livret" style:num-prefix=" " text:bullet-char="•">
        <style:list-level-properties text:space-before="2cm" text:min-label-width="0.499cm"/>
        <style:text-properties style:font-name="StarSymbol1"/>
      </text:list-level-style-bullet>
      <text:list-level-style-bullet text:level="6" text:style-name="_5f_Numéros_20_exercices_20_livret" style:num-prefix=" " text:bullet-char="•">
        <style:list-level-properties text:space-before="2.501cm" text:min-label-width="0.499cm"/>
        <style:text-properties style:font-name="StarSymbol1"/>
      </text:list-level-style-bullet>
      <text:list-level-style-bullet text:level="7" text:style-name="_5f_Numéros_20_exercices_20_livret" style:num-prefix=" " text:bullet-char="•">
        <style:list-level-properties text:space-before="3.001cm" text:min-label-width="0.499cm"/>
        <style:text-properties style:font-name="StarSymbol1"/>
      </text:list-level-style-bullet>
      <text:list-level-style-bullet text:level="8" text:style-name="_5f_Numéros_20_exercices_20_livret" style:num-prefix=" " text:bullet-char="•">
        <style:list-level-properties text:space-before="3.502cm" text:min-label-width="0.499cm"/>
        <style:text-properties style:font-name="StarSymbol1"/>
      </text:list-level-style-bullet>
      <text:list-level-style-bullet text:level="9" text:style-name="_5f_Numéros_20_exercices_20_livret" style:num-prefix=" " text:bullet-char="•">
        <style:list-level-properties text:space-before="4.001cm" text:min-label-width="0.499cm"/>
        <style:text-properties style:font-name="StarSymbol1"/>
      </text:list-level-style-bullet>
      <text:list-level-style-bullet text:level="10" text:style-name="_5f_Numéros_20_exercices_20_livret" style:num-prefix=" " text:bullet-char="•">
        <style:list-level-properties text:space-before="4.502cm" text:min-label-width="0.499cm"/>
        <style:text-properties style:font-name="StarSymbol1"/>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1"/>
      </text:list-level-style-bullet>
      <text:list-level-style-bullet text:level="4" text:style-name="Bullet_20_Symbols" style:num-prefix=" " text:bullet-char="•">
        <style:list-level-properties text:space-before="1.501cm" text:min-label-width="0.499cm"/>
        <style:text-properties style:font-name="StarSymbol1"/>
      </text:list-level-style-bullet>
      <text:list-level-style-bullet text:level="5" text:style-name="Bullet_20_Symbols" style:num-prefix=" " text:bullet-char="•">
        <style:list-level-properties text:space-before="2cm" text:min-label-width="0.499cm"/>
        <style:text-properties style:font-name="StarSymbol1"/>
      </text:list-level-style-bullet>
      <text:list-level-style-bullet text:level="6" text:style-name="Bullet_20_Symbols" style:num-prefix=" " text:bullet-char="•">
        <style:list-level-properties text:space-before="2.501cm" text:min-label-width="0.499cm"/>
        <style:text-properties style:font-name="StarSymbol1"/>
      </text:list-level-style-bullet>
      <text:list-level-style-bullet text:level="7" text:style-name="Bullet_20_Symbols" style:num-prefix=" " text:bullet-char="•">
        <style:list-level-properties text:space-before="3.001cm" text:min-label-width="0.499cm"/>
        <style:text-properties style:font-name="StarSymbol1"/>
      </text:list-level-style-bullet>
      <text:list-level-style-bullet text:level="8" text:style-name="Bullet_20_Symbols" style:num-prefix=" " text:bullet-char="•">
        <style:list-level-properties text:space-before="3.502cm" text:min-label-width="0.499cm"/>
        <style:text-properties style:font-name="StarSymbol1"/>
      </text:list-level-style-bullet>
      <text:list-level-style-bullet text:level="9" text:style-name="Bullet_20_Symbols" style:num-prefix=" " text:bullet-char="•">
        <style:list-level-properties text:space-before="4.001cm" text:min-label-width="0.499cm"/>
        <style:text-properties style:font-name="StarSymbol1"/>
      </text:list-level-style-bullet>
      <text:list-level-style-bullet text:level="10" text:style-name="Bullet_20_Symbols" style:num-prefix=" " text:bullet-char="•">
        <style:list-level-properties text:space-before="4.502cm" text:min-label-width="0.499cm"/>
        <style:text-properties style:font-name="StarSymbol1"/>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1"/>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1"/>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1"/>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1"/>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1"/>
      </text:list-level-style-bullet>
      <text:list-level-style-bullet text:level="5" text:style-name="Bullet_20_Symbols" style:num-prefix=" " text:bullet-char="•">
        <style:list-level-properties text:space-before="2cm" text:min-label-width="0.499cm"/>
        <style:text-properties style:font-name="StarSymbol1"/>
      </text:list-level-style-bullet>
      <text:list-level-style-bullet text:level="6" text:style-name="Bullet_20_Symbols" style:num-prefix=" " text:bullet-char="•">
        <style:list-level-properties text:space-before="2.501cm" text:min-label-width="0.499cm"/>
        <style:text-properties style:font-name="StarSymbol1"/>
      </text:list-level-style-bullet>
      <text:list-level-style-bullet text:level="7" text:style-name="Bullet_20_Symbols" style:num-prefix=" " text:bullet-char="•">
        <style:list-level-properties text:space-before="3.001cm" text:min-label-width="0.499cm"/>
        <style:text-properties style:font-name="StarSymbol1"/>
      </text:list-level-style-bullet>
      <text:list-level-style-bullet text:level="8" text:style-name="Bullet_20_Symbols" style:num-prefix=" " text:bullet-char="•">
        <style:list-level-properties text:space-before="3.502cm" text:min-label-width="0.499cm"/>
        <style:text-properties style:font-name="StarSymbol1"/>
      </text:list-level-style-bullet>
      <text:list-level-style-bullet text:level="9" text:style-name="Bullet_20_Symbols" style:num-prefix=" " text:bullet-char="•">
        <style:list-level-properties text:space-before="4.001cm" text:min-label-width="0.499cm"/>
        <style:text-properties style:font-name="StarSymbol1"/>
      </text:list-level-style-bullet>
      <text:list-level-style-bullet text:level="10" text:style-name="Bullet_20_Symbols" style:num-prefix=" " text:bullet-char="•">
        <style:list-level-properties text:space-before="4.502cm" text:min-label-width="0.499cm"/>
        <style:text-properties style:font-name="StarSymbol1"/>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1"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_5f_En-tête">
      <style:text-properties officeooo:rsid="002f4ab2" officeooo:paragraph-rsid="002f4ab2"/>
    </style:style>
    <style:style style:name="MP27" style:family="paragraph">
      <style:paragraph-properties fo:text-align="center"/>
    </style:style>
    <style:style style:name="MP28"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rsid="00261363" officeooo:paragraph-rsid="005a494f"/>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officeooo:rsid="004c5058"/>
    </style:style>
    <style:style style:name="MT7" style:family="text">
      <style:text-properties fo:text-transform="uppercase" fo:color="#808080" style:font-name="Bitstream Vera Sans3" fo:font-size="9pt" officeooo:rsid="002b6408" fo:background-color="transparent" loext:char-shading-value="0"/>
    </style:style>
    <style:style style:name="MT8" style:family="text">
      <style:text-properties fo:text-transform="uppercase" fo:color="#808080" style:font-name="Bitstream Vera Sans3" fo:font-size="9pt" officeooo:rsid="0061c8c6" fo:background-color="transparent" loext:char-shading-value="0"/>
    </style:style>
    <style:style style:name="MT9" style:family="text">
      <style:text-properties officeooo:rsid="0061c8c6"/>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paire_20__28_D_29_" style:display-name="_Fiche éditeur série 5 paire (D)" style:page-layout-name="Mpm18" style:next-style-name="_5f_Fiche_20_éditeur_20_série_20_1_20_paire_20__28_G_29_">
      <style:header>
        <text:p text:style-name="Header">Série 5 : Déterminer une fonction linéaire ou affine par le calcul</text:p>
      </style:header>
      <style:footer>
        <text:p text:style-name="MP24">Chapitre G2 : Triangles</text:p>
      </style:footer>
      <style:footer-left>
        <text:p text:style-name="MP25">Fonctions linéaires et affines : Chapitre D2</text:p>
      </style:footer-left>
    </style:master-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6"><draw:frame text:anchor-type="paragraph" draw:z-index="13" draw:style-name="Mgr1" draw:text-style-name="MP28" svg:width="2.703cm" svg:height="0.715cm" draw:transform="rotate (0.0872664625997165) translate (-0.172861111111111cm 0.218722222222222cm)"><draw:text-box><text:p text:style-name="MP27"><text:span text:style-name="MT5">Série 5</text:span></text:p></draw:text-box></draw:frame><draw:line text:anchor-type="paragraph" draw:z-index="15" draw:style-name="Mgr2" draw:text-style-name="MP27" svg:x1="15.983cm" svg:y1="0.36cm" svg:x2="25.152cm" svg:y2="0.36cm"><text:p/></draw:line>Calculer des probabilité<text:span text:style-name="MT6">s</text:span></text:p>
      </style:header>
      <style:footer>
        <text:p text:style-name="MP29"><draw:frame draw:style-name="Mfr1" draw:name="Cadre8" text:anchor-type="paragraph" svg:y="-0.06cm" draw:z-index="17"><draw:text-box fo:min-height="0.499cm" fo:min-width="3cm"><draw:frame draw:style-name="Mfr2" draw:name="Cadre9" text:anchor-type="frame" svg:x="0.45cm" svg:y="0.079cm" svg:width="0.817cm" draw:z-index="19"><draw:text-box fo:min-height="0.355cm"><text:p text:style-name="MP30"><draw:g text:anchor-type="paragraph" draw:z-index="21" draw:style-name="Mgr3"><draw:path draw:style-name="Mgr4" draw:text-style-name="MP31" svg:width="0.855cm" svg:height="1.172cm" svg:x="-0.03cm" svg:y="-0.194cm" svg:viewBox="0 0 856 1173" svg:d="M856 1173h-856v-991c0-100 79-182 175-182h505c97 0 176 82 176 182z"><text:p/></draw:path></draw:g><text:page-number text:select-page="current">70</text:page-number></text:p></draw:text-box></draw:frame><text:p text:style-name="MP32"><text:span text:style-name="MT7">S</text:span><text:span text:style-name="MT8">tatistiques et probabilités</text:span><text:span text:style-name="MT9"> • </text:span><text:span text:style-name="MT8">B</text:span><text:span text:style-name="MT9">2</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3-24T16:40:26.442000000</dc:date>
    <meta:editing-duration>PT11H47M43S</meta:editing-duration>
    <meta:editing-cycles>92</meta:editing-cycles>
    <meta:generator>LibreOffice/6.3.3.2$Windows_X86_64 LibreOffice_project/a64200df03143b798afd1ec74a12ab50359878ed</meta:generator>
    <dc:subject>diviser</dc:subject>
    <dc:title>A3_3 série 1 </dc:title>
    <meta:document-statistic meta:table-count="3" meta:image-count="0" meta:object-count="2" meta:page-count="2" meta:paragraph-count="153" meta:word-count="930" meta:character-count="5123" meta:non-whitespace-character-count="3874"/>
  </office:meta>
</office:document-meta>
</file>

<file path=Object 1/content.xml><?xml version="1.0" encoding="utf-8"?>
<math xmlns="http://www.w3.org/1998/Math/MathML" display="block">
  <semantics>
    <mstyle mathsize="10pt">
      <mfrac>
        <mn>11</mn>
        <mn>32</mn>
      </mfrac>
    </mstyle>
    <annotation encoding="StarMath 5.0">size 10 {11 over 32}</annotation>
  </semantics>
</math>
</file>

<file path=Object 2/content.xml><?xml version="1.0" encoding="utf-8"?>
<math xmlns="http://www.w3.org/1998/Math/MathML" display="block">
  <semantics>
    <mfrac>
      <mn>2</mn>
      <mn>5</mn>
    </mfrac>
    <annotation encoding="StarMath 5.0">2 over 5</annotation>
  </semantics>
</math>
</file>